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29.47mm"/>
    </style:style>
    <style:style style:name="co5" style:family="table-column">
      <style:table-column-properties fo:break-before="auto" style:column-width="93.31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76.41mm"/>
    </style:style>
    <style:style style:name="co8" style:family="table-column">
      <style:table-column-properties fo:break-before="auto" style:column-width="111.72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53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9a9a9a" style:text-align-source="fix" style:repeat-content="false" fo:border-left="0.06pt solid #9a9a9a" fo:border-right="0.99pt solid #9a9a9a" fo:border-top="0.06pt solid #9a9a9a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style:use-window-font-color="true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9a9a9a" style:text-align-source="fix" style:repeat-content="false" fo:border-left="0.06pt solid #9a9a9a" fo:border-right="0.99pt solid #9a9a9a" fo:border-top="0.06pt solid #9a9a9a"/>
      <style:paragraph-properties fo:text-align="center"/>
      <style:text-properties style:use-window-font-color="true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9a9a9a" style:text-align-source="fix" style:repeat-content="false" fo:border-left="0.06pt solid #9a9a9a" fo:border-right="0.99pt solid #9a9a9a" fo:border-top="0.06pt solid #9a9a9a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Arial Unicode M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9a9a9a" style:text-align-source="fix" style:repeat-content="false" fo:border-left="0.06pt solid #9a9a9a" fo:border-right="0.99pt solid #9a9a9a" fo:border-top="0.06pt solid #9a9a9a"/>
      <style:paragraph-properties fo:text-align="center"/>
      <style:text-properties fo:color="#1c1c1c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1c1c1c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92f9d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fo:color="#1c1c1c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92f9d" style:text-outline="false" style:text-line-through-style="none" style:text-line-through-typ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9a9a9a" fo:background-color="#c1c1c1" fo:border-left="0.06pt solid #9a9a9a" fo:border-right="0.99pt solid #9a9a9a" fo:border-top="0.06pt solid #9a9a9a"/>
      <style:text-properties style:use-window-font-color="true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1c1c1c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9a9a9a" fo:background-color="#c1c1c1" style:text-align-source="fix" style:repeat-content="false" fo:border-left="0.06pt solid #9a9a9a" fo:border-right="0.99pt solid #9a9a9a" fo:border-top="0.06pt solid #9a9a9a"/>
      <style:paragraph-properties fo:text-align="center"/>
      <style:text-properties style:use-window-font-color="true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9a9a9a" style:text-align-source="fix" style:repeat-content="false" fo:border-left="0.06pt solid #9a9a9a" fo:border-right="0.99pt solid #9a9a9a" fo:border-top="0.06pt solid #9a9a9a"/>
      <style:paragraph-properties fo:text-align="center"/>
      <style:text-properties style:text-outline="false" style:text-line-through-style="none" style:text-line-through-type="none" style:font-name="Helvetic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9a9a9a" fo:background-color="#c1c1c1" style:text-align-source="fix" style:repeat-content="false" fo:border-left="0.06pt solid #9a9a9a" fo:border-right="0.99pt solid #9a9a9a" fo:border-top="0.06pt solid #9a9a9a"/>
      <style:paragraph-properties fo:text-align="center"/>
      <style:text-properties fo:color="#1c1c1c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style:text-outline="false" style:text-line-through-style="none" style:text-line-through-type="none" style:font-name="Helvetic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cecec" style:text-align-source="fix" style:repeat-content="false" fo:border="0.06pt solid #000000"/>
      <style:paragraph-properties fo:text-align="center"/>
      <style:text-properties fo:color="#1c1c1c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9a9a9a" style:text-align-source="fix" style:repeat-content="false" fo:border-left="0.06pt solid #9a9a9a" fo:border-right="0.99pt solid #9a9a9a" fo:border-top="0.06pt solid #9a9a9a"/>
      <style:paragraph-properties fo:text-align="center"/>
      <style:text-properties fo:color="#1c1c1c" style:text-outline="false" style:text-line-through-style="none" style:text-line-through-typ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Arial Unicode MS" style:font-name-complex="Arial Unicode MS" style:font-size-asian="6.80000019073486pt" style:font-size-complex="6.80000019073486pt"/>
    </style:style>
    <style:style style:name="T2" style:family="text">
      <style:text-properties style:font-name="Helvetica" fo:font-size="14pt" style:text-outline="false" style:letter-kerning="false" fo:letter-spacing="normal" style:font-name-asian="Helvetica" style:font-name-complex="Helvetica" style:font-size-asian="14pt" style:font-size-complex="14pt"/>
    </style:style>
    <style:style style:name="T3" style:family="text">
      <style:text-properties style:font-name="Helvetica" fo:font-size="14pt" style:text-outline="false" style:letter-kerning="false" fo:letter-spacing="normal" style:font-name-asian="Helvetica" style:font-name-complex="Helvetica" style:font-size-asian="14pt" style:font-size-complex="14pt" fo:color="#1c1c1c"/>
    </style:style>
    <style:style style:name="T4" style:family="text">
      <style:text-properties fo:color="#1c1c1c" style:font-name="Helvetica" fo:font-size="14pt" style:text-outline="false" style:letter-kerning="false" fo:letter-spacing="normal" style:font-name-asian="Helvetica" style:font-name-complex="Helvetica" style:font-size-asian="14pt" style:font-size-complex="14pt"/>
    </style:style>
    <style:style style:name="T5" style:family="text">
      <style:text-properties style:font-name="Helvetica" style:text-outline="false" style:letter-kerning="false" fo:letter-spacing="normal" style:font-name-asian="Helvetica" style:font-name-complex="Helvetica" fo:color="#092f9d" fo:font-size="12pt" style:text-position="26%" style:font-size-asian="12pt" style:font-size-complex="12pt"/>
    </style:style>
  </office:automatic-styles>
  <office:body>
    <office:spreadsheet>
      <table:calculation-settings table:automatic-find-labels="false"/>
      <table:table table:name="Departam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is_id</text:p>
          </table:table-cell>
          <table:table-cell table:style-name="ce1" office:value-type="string" calcext:value-type="string">
            <text:p>nomb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ntioquia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u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nti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iv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yacá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quetá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na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co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́rdob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dinamarc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iní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via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il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Guaji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riñ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e de Santand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umay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d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arald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dres y Providenc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and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r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lim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 del Cauc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upé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hada</text:p>
          </table:table-cell>
        </table:table-row>
      </table:table>
      <table:table table:name="ciudad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partamento_id</text:p>
          </table:table-cell>
          <table:table-cell table:style-name="Default" office:value-type="string" calcext:value-type="string">
            <text:p>nomb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El_Encanto" xlink:type="simple">El Encanto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La_Chorrera_(Amazonas)" xlink:type="simple">La Chorrera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La_Pedrera_(Amazonas)" xlink:type="simple">La Pedrera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La_Victoria_(Amazonas)" xlink:type="simple">La Victoria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Leticia_(Colombia)" xlink:type="simple">Leticia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Mirit%C3%AD-Paran%C3%A1" xlink:type="simple">Mirití-Paraná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Puerto_Alegr%C3%ADa" xlink:type="simple">Puerto Alegría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Puerto_Arica" xlink:type="simple">Puerto Arica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Puerto_Nari%C3%B1o" xlink:type="simple">Puerto Nariño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Puerto_Santander_(Amazonas)" xlink:type="simple">Puerto Santander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es.wikipedia.org/wiki/Tarapac%C3%A1_(Amazonas)" xlink:type="simple">Tarapacá</text:a>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es.wikipedia.org/wiki/C%C3%A1ceres_(Antioquia)" xlink:type="simple">Cácere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ucasia" xlink:type="simple">Caucas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l_Bagre" xlink:type="simple">El Bagr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Nech%C3%AD" xlink:type="simple">Nech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Taraz%C3%A1" xlink:type="simple">Taraz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Zaragoza_(Antioquia)" xlink:type="simple">Zaragoz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racol%C3%AD" xlink:type="simple">Caracol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Maceo" xlink:type="simple">Mace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Puerto_Berr%C3%ADo" xlink:type="simple">Puerto Berrí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Puerto_Nare" xlink:type="simple">Puerto Nar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Puerto_Triunfo" xlink:type="simple">Puerto Triunf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Yond%C3%B3" xlink:type="simple">Yondó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malfi_(Antioquia)" xlink:type="simple">Amalfi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nor%C3%AD" xlink:type="simple">Anor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isneros_(Antioquia)" xlink:type="simple">Cisnero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Remedios_(Antioquia)" xlink:type="simple">Remedio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Roque_(Antioquia)" xlink:type="simple">San Roqu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to_Domingo_(Antioquia)" xlink:type="simple">Santo Doming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egovia_(Antioquia)" xlink:type="simple">Segov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Vegach%C3%AD" xlink:type="simple">Vegach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Yal%C3%AD" xlink:type="simple">Yal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Yolomb%C3%B3" xlink:type="simple">Yolombó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ngostura_(Antioquia)" xlink:type="simple">Angostur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elmira" xlink:type="simple">Belmir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rice%C3%B1o_(Antioquia)" xlink:type="simple">Briceñ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mpamento_(Antioquia)" xlink:type="simple">Campament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rolina_del_Pr%C3%ADncipe" xlink:type="simple">Carolina del Príncip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Donmat%C3%ADas" xlink:type="simple">Donmatía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ntrerr%C3%ADos_(Antioquia)" xlink:type="simple">Entrerrío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%C3%B3mez_Plata" xlink:type="simple">Gómez Plat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uadalupe_(Antioquia)" xlink:type="simple">Guadalup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Ituango" xlink:type="simple">Ituang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Andr%C3%A9s_de_Cuerquia" xlink:type="simple">San Andrés de Cuerqu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Jos%C3%A9_de_la_Monta%C3%B1a" xlink:type="simple">San José de la Montañ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Pedro_de_los_Milagros" xlink:type="simple">San Pedro de los Milagro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ta_Rosa_de_Osos" xlink:type="simple">Santa Rosa de Oso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Toledo_(Antioquia)" xlink:type="simple">Toled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Valdivia_(Antioquia)" xlink:type="simple">Valdiv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Yarumal" xlink:type="simple">Yarumal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briaqu%C3%AD" xlink:type="simple">Abriaqu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ta_Fe_de_Antioquia" xlink:type="simple">Antioqu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nz%C3%A1" xlink:type="simple">Anz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rmenia_(Antioquia)" xlink:type="simple">Armen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uritic%C3%A1" xlink:type="simple">Buritic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icedo" xlink:type="simple">Caiced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es.wikipedia.org/wiki/Ca%C3%B1asgordas" xlink:type="simple">Cañasgorda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Dabeiba" xlink:type="simple">Dabeib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b%C3%A9jico" xlink:type="simple">Ebéjic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Frontino_(Antioquia)" xlink:type="simple">Frontin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iraldo" xlink:type="simple">Girald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Heliconia_(Antioquia)" xlink:type="simple">Helicon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Liborina" xlink:type="simple">Liborin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Olaya" xlink:type="simple">Olay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Peque_(Antioquia)" xlink:type="simple">Pequ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banalarga_(Antioquia)" xlink:type="simple">Sabanalarg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Jer%C3%B3nimo_(Antioquia)" xlink:type="simple">San Jerónim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opetr%C3%A1n" xlink:type="simple">Sopetrán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Uramita" xlink:type="simple">Uramit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bejorral" xlink:type="simple">Abejorral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lejandr%C3%ADa_(Antioquia)" xlink:type="simple">Alejandrí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rgelia_(Antioquia)" xlink:type="simple">Argel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rmen_de_Viboral" xlink:type="simple">Carmen de Viboral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ocorn%C3%A1" xlink:type="simple">Cocorn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oncepci%C3%B3n_(Antioquia)" xlink:type="simple">Concepción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ranada_(Antioquia)" xlink:type="simple">Granad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uarne" xlink:type="simple">Guarn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uatap%C3%A9" xlink:type="simple">Guatapé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La_Ceja" xlink:type="simple">La Cej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La_Uni%C3%B3n_(Antioquia)" xlink:type="simple">La Unión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Marinilla" xlink:type="simple">Marinill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Nari%C3%B1o_(Antioquia)" xlink:type="simple">Nariñ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l_Pe%C3%B1ol_(Antioquia)" xlink:type="simple">El Peñol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l_Retiro_(Antioquia)" xlink:type="simple">El Retir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l_Santuario" xlink:type="simple">El Santuari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Rionegro_(Antioquia)" xlink:type="simple">Rionegr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Carlos_(Antioquia)" xlink:type="simple">San Carlo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Francisco_(Antioquia)" xlink:type="simple">San Francisc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Luis_(Antioquia)" xlink:type="simple">San Lui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Rafael_(Antioquia)" xlink:type="simple">San Rafael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Vicente_(Antioquia)" xlink:type="simple">San Vicent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ons%C3%B3n" xlink:type="simple">Sonsón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mag%C3%A1" xlink:type="simple">Amag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ndes_(Antioquia)" xlink:type="simple">Ande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ngel%C3%B3polis" xlink:type="simple">Angelópoli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etania_(Antioquia)" xlink:type="simple">Betan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iudad_Bol%C3%ADvar_(Antioquia)" xlink:type="simple">Bolívar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etulia_(Antioquia)" xlink:type="simple">Betul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ramanta" xlink:type="simple">Caramant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oncordia_(Antioquia)" xlink:type="simple">Concord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Fredonia_(Antioquia)" xlink:type="simple">Fredon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Hispania_(Antioquia)" xlink:type="simple">Hispan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Jard%C3%ADn_(Antioquia)" xlink:type="simple">Jardín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Jeric%C3%B3_(Antioquia)" xlink:type="simple">Jericó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La_Pintada_(Antioquia)" xlink:type="simple">La Pintad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Montebello_(Antioquia)" xlink:type="simple">Montebell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Pueblorrico" xlink:type="simple">Pueblorric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lgar" xlink:type="simple">Salgar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ta_B%C3%A1rbara_(Antioquia)" xlink:type="simple">Santa Bárbar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T%C3%A1mesis_(Antioquia)" xlink:type="simple">Támesi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Tarso_(Antioquia)" xlink:type="simple">Tars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Titirib%C3%AD" xlink:type="simple">Titirib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Urrao" xlink:type="simple">Urra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Valpara%C3%ADso_(Antioquia)" xlink:type="simple">Valparaís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Venecia_(Antioquia)" xlink:type="simple">Veneci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partad%C3%B3" xlink:type="simple">Apartadó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Arboletes" xlink:type="simple">Arbolete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repa" xlink:type="simple">Carep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higorod%C3%B3" xlink:type="simple">Chigorodó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Murind%C3%B3" xlink:type="simple">Murindó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Mutat%C3%A1" xlink:type="simple">Mutat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Necocl%C3%AD" xlink:type="simple">Necocl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Juan_de_Urab%C3%A1" xlink:type="simple">San Juan de Urab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n_Pedro_de_Urab%C3%A1" xlink:type="simple">San Pedro de Urabá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Turbo_(Antioquia)" xlink:type="simple">Turb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Vig%C3%ADa_del_Fuerte" xlink:type="simple">Vigía del Fuerte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arbosa_(Antioquia)" xlink:type="simple">Barbos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Bello_(Antioquia)" xlink:type="simple">Bell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aldas_(Antioquia)" xlink:type="simple">Caldas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Copacabana_(Antioquia)" xlink:type="simple">Copacaban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Envigado" xlink:type="simple">Envigado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Girardota" xlink:type="simple">Girardot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Itag%C3%BC%C3%AD" xlink:type="simple">Itagüí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La_Estrella_(Antioquia)" xlink:type="simple">La Estrella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es.wikipedia.org/wiki/Medell%C3%ADn" xlink:type="simple">Medellín</text:a>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s.wikipedia.org/wiki/Sabaneta_(Antioquia)" xlink:type="simple">Sabaneta</text:a>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<text:a xlink:href="https://es.wikipedia.org/wiki/Arauca_(Arauca)" xlink:type="simple">Arauca</text:a></text:span>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s.wikipedia.org/wiki/Arauquita" xlink:type="simple">Arauquita</text:a>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s.wikipedia.org/wiki/Cravo_Norte" xlink:type="simple">Cravo Norte</text:a>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s.wikipedia.org/wiki/Fortul" xlink:type="simple">Fortul</text:a>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s.wikipedia.org/wiki/Puerto_Rond%C3%B3n" xlink:type="simple">Puerto Rondón</text:a>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s.wikipedia.org/wiki/Saravena" xlink:type="simple">Saravena</text:a>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m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<text:a xlink:href="https://es.wikipedia.org/wiki/Barranquilla" xlink:type="simple">Barranquilla</text:a></text:span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Baranoa" xlink:type="simple">Barano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Campo_de_la_Cruz" xlink:type="simple">Campo de la Cruz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Candelaria_(Atl%C3%A1ntico)" xlink:type="simple">Candelari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Galapa" xlink:type="simple">Galap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Juan_de_Acosta" xlink:type="simple">Juan de Acost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Luruaco" xlink:type="simple">Luruaco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Barranquilla" xlink:type="simple">Barranquill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Manat%C3%AD_(Atl%C3%A1ntico)" xlink:type="simple">Manatí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Palmar_de_Varela" xlink:type="simple">Palmar de Varel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Pioj%C3%B3" xlink:type="simple">Piojó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Polonuevo" xlink:type="simple">Polonuevo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Ponedera" xlink:type="simple">Poneder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Puerto_Colombia" xlink:type="simple">Puerto Colombi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Repel%C3%B3n" xlink:type="simple">Repelón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Sabanagrande_(Atl%C3%A1ntico)" xlink:type="simple">Sabanagrande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Sabanalarga_(Atl%C3%A1ntico)" xlink:type="simple">Sabanalarg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Santa_Luc%C3%ADa_(Atl%C3%A1ntico)" xlink:type="simple">Santa Lucía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Santo_Tom%C3%A1s_(Atl%C3%A1ntico)" xlink:type="simple">Santo Tomás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Soledad_(Atl%C3%A1ntico)" xlink:type="simple">Soledad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Su%C3%A1n" xlink:type="simple">Suán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Tubar%C3%A1" xlink:type="simple">Tubará</text:a>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s.wikipedia.org/wiki/Usiacur%C3%AD" xlink:type="simple">Usiacurí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Ach%C3%AD_(Bol%C3%ADvar)" xlink:type="simple">Achí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Altos_del_Rosario" xlink:type="simple">Altos del Rosari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Arenal_(Bol%C3%ADvar)" xlink:type="simple">Arenal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Arjona_(Bol%C3%ADvar)" xlink:type="simple">Arjon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Arroyohondo" xlink:type="simple">Arroyohond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Barranco_de_Loba" xlink:type="simple">Barranco de Lob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Brazuelo_de_Papayal" xlink:type="simple">Brazuelo de Papayal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Calamar_(Bol%C3%ADvar)" xlink:type="simple">Calamar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Cantagallo_(Bol%C3%ADvar)" xlink:type="simple">Cantagall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El_Carmen_de_Bol%C3%ADvar" xlink:type="simple">El Carmen de Bolívar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es.wikipedia.org/wiki/Cartagena_de_Indias" xlink:type="simple">Cartagena de Indias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Cicuco" xlink:type="simple">Cicuc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Clemencia_(Bol%C3%ADvar)" xlink:type="simple">Clemenci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C%C3%B3rdoba_(Bol%C3%ADvar)" xlink:type="simple">Córdob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El_Guamo" xlink:type="simple">El Guam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El_Pe%C3%B1%C3%B3n_(Bol%C3%ADvar)" xlink:type="simple">El Peñón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Hatillo_de_Loba" xlink:type="simple">Hatillo de Lob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Magangu%C3%A9" xlink:type="simple">Magangué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Mahates" xlink:type="simple">Mahates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Margarita_(Bol%C3%ADvar)" xlink:type="simple">Margarit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Mar%C3%ADa_La_Baja" xlink:type="simple">María La Baj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Montecristo_(Bol%C3%ADvar)" xlink:type="simple">Montecrist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Morales_(Bol%C3%ADvar)" xlink:type="simple">Morales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Noros%C3%AD" xlink:type="simple">Norosí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Pinillos_(Bol%C3%ADvar)" xlink:type="simple">Pinillos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Regidor_(Bol%C3%ADvar)" xlink:type="simple">Regidor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R%C3%ADo_Viejo" xlink:type="simple">Río Viej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Crist%C3%B3bal_(Bol%C3%ADvar)" xlink:type="simple">San Cristóbal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Estanislao_(Bol%C3%ADvar)" xlink:type="simple">San Estanisla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Fernando_(Bol%C3%ADvar)" xlink:type="simple">San Fernand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Jacinto_(Bol%C3%ADvar)" xlink:type="simple">San Jacint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Jacinto_del_Cauca" xlink:type="simple">San Jacinto del Cauc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Juan_Nepomuceno_(Bol%C3%ADvar)" xlink:type="simple">San Juan Nepomucen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Mart%C3%ADn_de_Loba" xlink:type="simple">San Martín de Lob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_Pablo_(Bol%C3%ADvar)" xlink:type="simple">San Pabl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ta_Catalina_(Bol%C3%ADvar)" xlink:type="simple">Santa Catalin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ta_Cruz_de_Mompox" xlink:type="simple">Santa Cruz de Mompox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ta_Rosa_(Bol%C3%ADvar)" xlink:type="simple">Santa Rosa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anta_Rosa_del_Sur" xlink:type="simple">Santa Rosa del Sur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imit%C3%AD" xlink:type="simple">Simití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Soplaviento" xlink:type="simple">Soplavient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Talaigua_Nuevo" xlink:type="simple">Talaigua Nuev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Tiquisio" xlink:type="simple">Tiquisi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Turbaco" xlink:type="simple">Turbaco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Turban%C3%A1" xlink:type="simple">Turbaná</text:a>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s.wikipedia.org/wiki/Villanueva_(Bol%C3%ADvar)" xlink:type="simple">Villanueva</text:a>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Zambrano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<text:a xlink:href="https://es.wikipedia.org/wiki/C%C3%B3mbita" xlink:type="simple">Cómb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ucaita" xlink:type="simple">Cuca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vat%C3%A1" xlink:type="simple">Chivat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%C3%ADquiza" xlink:type="simple">Chíquiz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otavita" xlink:type="simple">Motav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Oicat%C3%A1" xlink:type="simple">Oicat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mac%C3%A1" xlink:type="simple">Samac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iachoque" xlink:type="simple">Siachoqu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ra_(Boyac%C3%A1)" xlink:type="simple">Sor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rac%C3%A1" xlink:type="simple">Sorac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taquir%C3%A1" xlink:type="simple">Sotaquir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oca" xlink:type="simple">Toc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unja" xlink:type="simple">Tunj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uta" xlink:type="simple">Tu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Ventaquemada" xlink:type="simple">Ventaquemad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scas" xlink:type="simple">Chiscas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El_Cocuy" xlink:type="simple">El Cocuy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El_Espino_(Boyac%C3%A1)" xlink:type="simple">El Espin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uacamayas" xlink:type="simple">Guacamayas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%C3%BCic%C3%A1n" xlink:type="simple">Güicán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nqueba" xlink:type="simple">Panqueb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Labranzagrande" xlink:type="simple">Labranzagrand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jarito_(Boyac%C3%A1)" xlink:type="simple">Pajarit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ya_(Boyac%C3%A1)" xlink:type="simple">Pay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isba" xlink:type="simple">Pisb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erbeo" xlink:type="simple">Berbe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ampohermoso_(Boyac%C3%A1)" xlink:type="simple">Campohermos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iraflores_(Boyac%C3%A1)" xlink:type="simple">Miraflores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%C3%A1ez_(Boyac%C3%A1)" xlink:type="simple">Páez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_Eduardo_(Boyac%C3%A1)" xlink:type="simple">San Eduard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Zetaquira" xlink:type="simple">Zetaquir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oyac%C3%A1_(Boyac%C3%A1)" xlink:type="simple">Boyac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i%C3%A9nega_(Boyac%C3%A1)" xlink:type="simple">Ciéneg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Jenesano" xlink:type="simple">Jenesan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Nuevo_Col%C3%B3n" xlink:type="simple">Nuevo Colón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Ramiriqu%C3%AD" xlink:type="simple">Ramiriquí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Rond%C3%B3n_(Boyac%C3%A1)" xlink:type="simple">Rondón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iban%C3%A1" xlink:type="simple">Tiban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urmequ%C3%A9" xlink:type="simple">Turmequé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%C3%9Ambita" xlink:type="simple">Úmb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Viracach%C3%A1" xlink:type="simple">Viracach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navita" xlink:type="simple">Chinav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aragoa" xlink:type="simple">Garago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acanal" xlink:type="simple">Macanal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chavita" xlink:type="simple">Pachav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_Luis_de_Gaceno" xlink:type="simple">San Luis de Gacen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ta_Mar%C3%ADa_(Boyac%C3%A1)" xlink:type="simple">Santa Marí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oavita" xlink:type="simple">Boav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ovarach%C3%ADa" xlink:type="simple">Covarachí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La_Uvita" xlink:type="simple">La Uv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_Mateo_(Boyac%C3%A1)" xlink:type="simple">San Mate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tivanorte" xlink:type="simple">Sativanort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tivasur" xlink:type="simple">Sativasur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at%C3%A1" xlink:type="simple">Soat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usac%C3%B3n" xlink:type="simple">Susacón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ipacoque" xlink:type="simple">Tipacoqu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rice%C3%B1o_(Boyac%C3%A1)" xlink:type="simple">Briceñ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uenavista_(Boyac%C3%A1)" xlink:type="simple">Buenavis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aldas_(Boyac%C3%A1)" xlink:type="simple">Caldas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quinquir%C3%A1" xlink:type="simple">Chiquinquir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oper" xlink:type="simple">Coper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La_Victoria_(Boyac%C3%A1)" xlink:type="simple">La Victori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arip%C3%AD" xlink:type="simple">Maripí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uzo" xlink:type="simple">Muz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Otanche" xlink:type="simple">Otanch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una" xlink:type="simple">Paun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Qu%C3%ADpama" xlink:type="simple">Quípam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boy%C3%A1" xlink:type="simple">Saboy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_Miguel_de_Sema" xlink:type="simple">San Miguel de Sem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_Pablo_de_Borbur" xlink:type="simple">San Pablo de Borbur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unungu%C3%A1" xlink:type="simple">Tunungu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Almeida_(Boyac%C3%A1)" xlink:type="simple">Almeid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vor" xlink:type="simple">Chivor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uateque" xlink:type="simple">Guatequ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uayat%C3%A1" xlink:type="simple">Guayat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La_Capilla_(Boyac%C3%A1)" xlink:type="simple">La Capill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mondoco" xlink:type="simple">Somondoc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utatenza" xlink:type="simple">Sutatenz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enza" xlink:type="simple">Tenz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Arcabuco" xlink:type="simple">Arcabuc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taraque" xlink:type="simple">Chitaraqu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achantiv%C3%A1" xlink:type="simple">Gachantiv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oniquir%C3%A1" xlink:type="simple">Moniquir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R%C3%A1quira" xlink:type="simple">Ráquir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%C3%A1chica" xlink:type="simple">Sáchic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_Jos%C3%A9_de_Pare" xlink:type="simple">San José de Pare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ta_Sof%C3%ADa_(Boyac%C3%A1)" xlink:type="simple">Santa Sofí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tana_(Boyac%C3%A1)" xlink:type="simple">Santan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utamarch%C3%A1n" xlink:type="simple">Sutamarchán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injac%C3%A1" xlink:type="simple">Tinjac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og%C3%BC%C3%AD" xlink:type="simple">Togüí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Villa_de_Leyva" xlink:type="simple">Villa de Leyv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Aquitania_(Boyac%C3%A1)" xlink:type="simple">Aquitani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u%C3%ADtiva" xlink:type="simple">Cuítiv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Firavitoba" xlink:type="simple">Firavitob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G%C3%A1meza" xlink:type="simple">Gámez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Iza_(Boyac%C3%A1)" xlink:type="simple">Iz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ongua" xlink:type="simple">Mongu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Mongu%C3%AD" xlink:type="simple">Monguí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Nobsa" xlink:type="simple">Nobs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esca_(Boyac%C3%A1)" xlink:type="simple">Pesc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gamoso" xlink:type="simple">Sogamos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ibasosa" xlink:type="simple">Tibasos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%C3%B3paga" xlink:type="simple">Tópag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ota" xlink:type="simple">To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el%C3%A9n_(Boyac%C3%A1)" xlink:type="simple">Belén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usbanz%C3%A1" xlink:type="simple">Busbanz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erinza" xlink:type="simple">Cerinz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orrales_(Boyac%C3%A1)" xlink:type="simple">Corrales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Duitama" xlink:type="simple">Duitam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Floresta_(Boyac%C3%A1)" xlink:type="simple">Flores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ipa" xlink:type="simple">Paip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anta_Rosa_de_Viterbo_(Boyac%C3%A1)" xlink:type="simple">Santa Rosa de Viterb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utaz%C3%A1" xlink:type="simple">Tutaz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Bet%C3%A9itiva" xlink:type="simple">Betéitiv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hita_(Boyac%C3%A1)" xlink:type="simple">Chit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Jeric%C3%B3_(Boyac%C3%A1)" xlink:type="simple">Jericó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Paz_de_R%C3%ADo" xlink:type="simple">Paz de Rí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cot%C3%A1" xlink:type="simple">Socotá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Socha" xlink:type="simple">Socha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Tasco" xlink:type="simple">Tasco</text:a>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s.wikipedia.org/wiki/Cubar%C3%A1" xlink:type="simple">Cubará</text:a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uerto Boyacà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a xlink:href="https://es.wikipedia.org/wiki/Manizales" xlink:type="simple">Manizales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La_Dorada_(Caldas)" xlink:type="simple">La Dorada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Chinchin%C3%A1" xlink:type="simple">Chinchiná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Riosucio_(Caldas)" xlink:type="simple">Riosucio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Anserma" xlink:type="simple">Anserma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Villamar%C3%ADa" xlink:type="simple">Villamaría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Salamina_(Caldas)" xlink:type="simple">Salamina</text:a>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es.wikipedia.org/wiki/Neira_(Caldas)" xlink:type="simple">Neira</text:a>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ensilvania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https://es.wikipedia.org/wiki/Albania_(Caquet%C3%A1)" xlink:type="simple">Albania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Bel%C3%A9n_de_los_Andaquies" xlink:type="simple">Belén de los Andaquies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Cartagena_del_Chair%C3%A1" xlink:type="simple">Cartagena del Chairá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Curillo" xlink:type="simple">Curillo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El_Doncello" xlink:type="simple">El Doncello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El_Paujil" xlink:type="simple">El Paujil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s://es.wikipedia.org/wiki/Florencia_(Caquet%C3%A1)" xlink:type="simple">Florencia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La_Monta%C3%B1ita_(Caquet%C3%A1)" xlink:type="simple">La Montañita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Morelia_(Caquet%C3%A1)" xlink:type="simple">Morelia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Puerto_Mil%C3%A1n" xlink:type="simple">Puerto Milán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Puerto_Rico_(Caquet%C3%A1)" xlink:type="simple">Puerto Rico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San_Jos%C3%A9_del_Fragua" xlink:type="simple">San José del Fragua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San_Vicente_del_Cagu%C3%A1n" xlink:type="simple">San Vicente del Caguán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Solano_(Caquet%C3%A1)" xlink:type="simple">Solano</text:a>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s.wikipedia.org/wiki/Solita" xlink:type="simple">Solita</text:a>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Valparaíso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Aguazul" xlink:type="simple">Aguazul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Ch%C3%A1meza" xlink:type="simple">Chámez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Hato_Corozal" xlink:type="simple">Hato Corozal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La_Salina" xlink:type="simple">La Salin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Man%C3%AD_(Casanare)" xlink:type="simple">Maní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Monterrey_(Casanare)" xlink:type="simple">Monterrey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Nunch%C3%ADa" xlink:type="simple">Nunchí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Orocu%C3%A9" xlink:type="simple">Orocué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Paz_de_Ariporo" xlink:type="simple">Paz de Ariporo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Pore" xlink:type="simple">Pore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Recetor" xlink:type="simple">Recetor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Sabanalarga_(Casanare)" xlink:type="simple">Sabanalarg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S%C3%A1cama" xlink:type="simple">Sácam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San_Luis_de_Palenque" xlink:type="simple">San Luis de Palenque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T%C3%A1mara" xlink:type="simple">Támar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Tauramena" xlink:type="simple">Tauramena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Trinidad_(Casanare)" xlink:type="simple">Trinidad</text:a>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s.wikipedia.org/wiki/Villanueva_(Casanare)" xlink:type="simple">Villanueva</text:a>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Yopal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Buenos_Aires_(Cauca)" xlink:type="simple">Buenos Aires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Caloto" xlink:type="simple">Calot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Corinto_(Cauca)" xlink:type="simple">Corint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Guachen%C3%A9" xlink:type="simple">Guachené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Miranda_(Cauca)" xlink:type="simple">Mirand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adilla_(Cauca)" xlink:type="simple">Padill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uerto_Tejada" xlink:type="simple">Puerto Tejad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antander_de_Quilichao" xlink:type="simple">Santander de Quilicha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u%C3%A1rez_(Cauca)" xlink:type="simple">Suárez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Villa_Rica_(Cauca)" xlink:type="simple">Villa Ric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Cajib%C3%ADo" xlink:type="simple">Cajibí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El_Tambo_(Cauca)" xlink:type="simple">El Tamb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La_Sierra_(Cauca)" xlink:type="simple">La Sierr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Morales_(Cauca)" xlink:type="simple">Morales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iendam%C3%B3" xlink:type="simple">Piendamó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es.wikipedia.org/wiki/Popay%C3%A1n" xlink:type="simple">Popayán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Rosas_(Cauca)" xlink:type="simple">Rosas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otar%C3%A1_(Cauca)" xlink:type="simple">Sotará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Timb%C3%ADo" xlink:type="simple">Timbí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Almaguer" xlink:type="simple">Almaguer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Argelia_(Cauca)" xlink:type="simple">Argeli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Balboa_(Cauca)" xlink:type="simple">Balbo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Bol%C3%ADvar_(Cauca)" xlink:type="simple">Bolívar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Florencia_(Cauca)" xlink:type="simple">Florenci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La_Vega_(Cauca)" xlink:type="simple">La Veg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Mercaderes_(Cauca)" xlink:type="simple">Mercaderes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at%C3%ADa" xlink:type="simple">Patí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iamonte_(Cauca)" xlink:type="simple">Piamonte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an_Sebasti%C3%A1n_(Cauca)" xlink:type="simple">San Sebastián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anta_Rosa_(Cauca)" xlink:type="simple">Santa Ros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ucre_(Cauca)" xlink:type="simple">Sucre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Guap%C3%AD" xlink:type="simple">Guapí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L%C3%B3pez_de_Micay" xlink:type="simple">López de Micay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Timbiqu%C3%AD" xlink:type="simple">Timbiquí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Caldono" xlink:type="simple">Caldono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Inz%C3%A1" xlink:type="simple">Inzá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Jambal%C3%B3" xlink:type="simple">Jambaló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%C3%A1ez_(Cauca)" xlink:type="simple">Páez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Purac%C3%A9_-_Coconuco" xlink:type="simple">Puracé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Silvia_(Cauca)" xlink:type="simple">Silvia</text:a>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s.wikipedia.org/wiki/Torib%C3%ADo" xlink:type="simple">Toribío</text:a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Totoró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<text:a xlink:href="https://es.wikipedia.org/wiki/Valledupar" xlink:type="simple">Valledupar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Aguachica" xlink:type="simple">Aguachic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Agust%C3%ADn_Codazzi_(Cesar)" xlink:type="simple">Agustín Codazzi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Curuman%C3%AD" xlink:type="simple">Curumaní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Chiriguan%C3%A1" xlink:type="simple">Chiriguaná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Bosconia" xlink:type="simple">Bosconi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El_Copey" xlink:type="simple">El Copey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La_Paz_(Cesar)" xlink:type="simple">La Paz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La_Jagua_de_Ibirico" xlink:type="simple">La Jagua de Ibirico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Astrea_(Cesar)" xlink:type="simple">Astre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San_Alberto_(Cesar)" xlink:type="simple">San Alberto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San_Mart%C3%ADn_(Cesar)" xlink:type="simple">San Martín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El_Paso_(Cesar)" xlink:type="simple">El Paso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Pelaya" xlink:type="simple">Pelay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Becerril_(Cesar)" xlink:type="simple">Becerril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R%C3%ADo_de_Oro_(Cesar)" xlink:type="simple">Río de Oro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Pailitas" xlink:type="simple">Pailitas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San_Diego_(Cesar)" xlink:type="simple">San Diego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Gamarra_(Cesar)" xlink:type="simple">Gamarr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La_Gloria_(Cesar)" xlink:type="simple">La Glori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Pueblo_Bello" xlink:type="simple">Pueblo Bello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Tamalameque" xlink:type="simple">Tamalameque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Chimichagua" xlink:type="simple">Chimichagua</text:a>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s.wikipedia.org/wiki/Manaure_Balc%C3%B3n_del_Cesar" xlink:type="simple">Manaure Balcón del Cesar</text:a>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Gonzáles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Acand%C3%AD" xlink:type="simple">Acandí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Alto_Baud%C3%B3" xlink:type="simple">Alto Bau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El_Atrato" xlink:type="simple">Atrat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Bagad%C3%B3" xlink:type="simple">Baga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Bah%C3%ADa_Solano" xlink:type="simple">Bahía Solan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Bajo_Baud%C3%B3" xlink:type="simple">Bajo Bau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Bojay%C3%A1" xlink:type="simple">Bojayá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Cant%C3%B3n_de_San_Pablo_(Colombia)" xlink:type="simple">Cantón de San Pabl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El_Carmen_de_Atrato" xlink:type="simple">El Carmen de Atrat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C%C3%A9rtegui" xlink:type="simple">Cértegui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Condoto" xlink:type="simple">Condot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El_Carmen_del_Dari%C3%A9n" xlink:type="simple">El Carmen del Darién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Istmina" xlink:type="simple">Istmina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Jurad%C3%B3" xlink:type="simple">Jura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Litoral_de_San_Juan" xlink:type="simple">Litoral de San Juan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Llor%C3%B3" xlink:type="simple">Llor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Medio_Atrato" xlink:type="simple">Medio Atrat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Medio_Baud%C3%B3" xlink:type="simple">Medio Bau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Medio_San_Juan" xlink:type="simple">Medio San Juan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N%C3%B3vita" xlink:type="simple">Nóvita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Nuqu%C3%AD" xlink:type="simple">Nuquí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Quibd%C3%B3" xlink:type="simple">Quib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Riosucio_(Choc%C3%B3)" xlink:type="simple">Riosuci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R%C3%ADo_Ir%C3%B3" xlink:type="simple">Río Ir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R%C3%ADo_Quito" xlink:type="simple">Río Quito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San_Jos%C3%A9_del_Palmar" xlink:type="simple">San José del Palmar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Sip%C3%AD" xlink:type="simple">Sipí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Tad%C3%B3" xlink:type="simple">Tadó</text:a>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s.wikipedia.org/wiki/Ungu%C3%ADa" xlink:type="simple">Unguía</text:a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Unión Panamericana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<text:a xlink:href="https://es.wikipedia.org/wiki/Ayapel" xlink:type="simple">Ayapel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Buenavista_(C%C3%B3rdoba)" xlink:type="simple">Buenavist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Canalete_(C%C3%B3rdoba)" xlink:type="simple">Canalete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Ceret%C3%A9" xlink:type="simple">Cereté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Chim%C3%A1" xlink:type="simple">Chimá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Chin%C3%BA" xlink:type="simple">Chinú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Ci%C3%A9naga_de_Oro" xlink:type="simple">Ciénaga de Or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Cotorra_(C%C3%B3rdoba)" xlink:type="simple">Cotorr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La_Apartada" xlink:type="simple">La Apartad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Los_C%C3%B3rdobas" xlink:type="simple">Los Córdobas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Momil" xlink:type="simple">Momil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Mo%C3%B1itos" xlink:type="simple">Moñitos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Montel%C3%ADbano" xlink:type="simple">Montelíban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Monter%C3%ADa" xlink:type="simple">Monterí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Planeta_Rica" xlink:type="simple">Planeta Ric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Pueblo_Nuevo_(C%C3%B3rdoba)" xlink:type="simple">Pueblo Nuev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Puerto_Escondido_(C%C3%B3rdoba)" xlink:type="simple">Puerto Escondid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Puerto_Libertador" xlink:type="simple">Puerto Libertador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Pur%C3%ADsima" xlink:type="simple">Purísim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hag%C3%BAn_(C%C3%B3rdoba)" xlink:type="simple">Sahagún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_Andr%C3%A9s_de_Sotavento" xlink:type="simple">San Andrés de Sotavent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_Antero_(C%C3%B3rdoba)" xlink:type="simple">San Anter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_Bernardo_del_Viento" xlink:type="simple">San Bernardo del Vient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_Carlos_(C%C3%B3rdoba)" xlink:type="simple">San Carlos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_Jos%C3%A9_de_Ur%C3%A9" xlink:type="simple">San José de Uré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_Pelayo_(C%C3%B3rdoba)" xlink:type="simple">San Pelayo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Santa_Cruz_de_Lorica" xlink:type="simple">Santa Cruz de Loric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Tierralta" xlink:type="simple">Tierralta</text:a>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s.wikipedia.org/wiki/Tuch%C3%ADn" xlink:type="simple">Tuchín</text:a>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Valencia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<text:a xlink:href="https://es.wikipedia.org/wiki/Chocont%C3%A1" xlink:type="simple">Chocont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Machet%C3%A1" xlink:type="simple">Machet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Manta_(Cundinamarca)" xlink:type="simple">Mant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esquil%C3%A9" xlink:type="simple">Sesquilé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uesca" xlink:type="simple">Suesc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ibirita" xlink:type="simple">Tibirit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illapinz%C3%B3n" xlink:type="simple">Villapinzó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Agua_de_Dios" xlink:type="simple">Agua de Dios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irardot" xlink:type="simple">Girardot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taqu%C3%AD" xlink:type="simple">Guataqu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Jerusal%C3%A9n_(Cundinamarca)" xlink:type="simple">Jerusalé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Nari%C3%B1o_(Cundinamarca)" xlink:type="simple">Nariñ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Nilo_(Cundinamarca)" xlink:type="simple">Nil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Ricaurte_(Cundinamarca)" xlink:type="simple">Ricaurt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ocaima" xlink:type="simple">Toca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aparrap%C3%AD" xlink:type="simple">Caparrap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duas" xlink:type="simple">Guaduas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uerto_Salgar" xlink:type="simple">Puerto Salgar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Alb%C3%A1n_(Cundinamarca)" xlink:type="simple">Albá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La_Pe%C3%B1a_(Cundinamarca)" xlink:type="simple">La Peñ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La_Vega_(Cundinamarca)" xlink:type="simple">La Veg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Nimaima" xlink:type="simple">Nima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Nocaima" xlink:type="simple">Noca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Quebradanegra" xlink:type="simple">Quebradanegr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an_Francisco_de_Sales_(Cundinamarca)" xlink:type="simple">San Francisc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asaima" xlink:type="simple">Sasa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upat%C3%A1" xlink:type="simple">Supat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%C3%9Atica_(Cundinamarca)" xlink:type="simple">Útic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ergara_(Cundinamarca)" xlink:type="simple">Vergar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illeta_(Cundinamarca)" xlink:type="simple">Villet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achal%C3%A1" xlink:type="simple">Gachal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achet%C3%A1" xlink:type="simple">Gachet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ama_(Cundinamarca)" xlink:type="simple">Ga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sca_(Cundinamarca)" xlink:type="simple">Guasc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tavita" xlink:type="simple">Guatavit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Jun%C3%ADn_(Cundinamarca)" xlink:type="simple">Juní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La_Calera_(Cundinamarca)" xlink:type="simple">La Caler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Ubal%C3%A1" xlink:type="simple">Ubal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Beltr%C3%A1n_(Cundinamarca)" xlink:type="simple">Beltrá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Bituima" xlink:type="simple">Bitu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haguan%C3%AD" xlink:type="simple">Chaguan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yabal_de_S%C3%ADquima" xlink:type="simple">Guayabal de Síqu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ul%C3%AD" xlink:type="simple">Pul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an_Juan_de_Rioseco" xlink:type="simple">San Juan de Riosec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ian%C3%AD" xlink:type="simple">Vian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Medina_(Cundinamarca)" xlink:type="simple">Medin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aratebueno" xlink:type="simple">Paratebuen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%C3%A1queza" xlink:type="simple">Cáquez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hipaque" xlink:type="simple">Chipaqu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hoach%C3%AD" xlink:type="simple">Choach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F%C3%B3meque" xlink:type="simple">Fómequ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Fosca" xlink:type="simple">Fosc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yabetal" xlink:type="simple">Guayabetal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ti%C3%A9rrez_(Cundinamarca)" xlink:type="simple">Gutiérrez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Quetame" xlink:type="simple">Quetam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Ubaque" xlink:type="simple">Ubaqu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Une_(Cundinamarca)" xlink:type="simple">Un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El_Pe%C3%B1%C3%B3n_(Cundinamarca)" xlink:type="simple">El Peñó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La_Palma_(Cundinamarca)" xlink:type="simple">La Pal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acho" xlink:type="simple">Pach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aime" xlink:type="simple">Paim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an_Cayetano_(Cundinamarca)" xlink:type="simple">San Cayetan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opaip%C3%AD" xlink:type="simple">Topaip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illag%C3%B3mez" xlink:type="simple">Villagómez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Yacop%C3%AD" xlink:type="simple">Yacopí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ajic%C3%A1" xlink:type="simple">Cajic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ogua" xlink:type="simple">Cogu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h%C3%ADa_(Colombia)" xlink:type="simple">Chí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achancip%C3%A1" xlink:type="simple">Gachancip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Nemoc%C3%B3n" xlink:type="simple">Nemocó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op%C3%B3" xlink:type="simple">Sopó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abio" xlink:type="simple">Tabi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enjo" xlink:type="simple">Tenj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ocancip%C3%A1" xlink:type="simple">Tocancip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Zipaquir%C3%A1" xlink:type="simple">Zipaquir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Bojac%C3%A1" xlink:type="simple">Bojac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ota_(Cundinamarca)" xlink:type="simple">Cot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El_Rosal_(Cundinamarca)" xlink:type="simple">El Rosal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Facatativ%C3%A1" xlink:type="simple">Facatativ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Funza" xlink:type="simple">Funz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Madrid_(Cundinamarca)" xlink:type="simple">Madrid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Mosquera_(Cundinamarca)" xlink:type="simple">Mosquer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ubachoque" xlink:type="simple">Subachoqu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Zipac%C3%B3n" xlink:type="simple">Zipacón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ibat%C3%A9" xlink:type="simple">Sibaté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oacha" xlink:type="simple">Soach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Arbel%C3%A1ez" xlink:type="simple">Arbeláez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abrera_(Cundinamarca)" xlink:type="simple">Cabrer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Fusagasug%C3%A1" xlink:type="simple">Fusagasug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ranada_(Cundinamarca)" xlink:type="simple">Granad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andi" xlink:type="simple">Pandi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Pasca" xlink:type="simple">Pasc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an_Bernardo_(Cundinamarca)" xlink:type="simple">San Bernard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ilvania" xlink:type="simple">Silvani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ibacuy" xlink:type="simple">Tibacuy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enecia_(Cundinamarca)" xlink:type="simple">Veneci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Anapoima" xlink:type="simple">Anapo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Anolaima" xlink:type="simple">Anolai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Apulo" xlink:type="simple">Apul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achipay" xlink:type="simple">Cachipay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El_Colegio" xlink:type="simple">El Colegio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La_Mesa_(Cundinamarca)" xlink:type="simple">La Mes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Quipile" xlink:type="simple">Quipil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an_Antonio_del_Tequendama" xlink:type="simple">San Antonio del Tequendam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ena_(Cundinamarca)" xlink:type="simple">Ten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Viot%C3%A1" xlink:type="simple">Viot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armen_de_Carupa" xlink:type="simple">Carmen de Carup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Cucunub%C3%A1" xlink:type="simple">Cucunub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F%C3%BAquene" xlink:type="simple">Fúquen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Guachet%C3%A1" xlink:type="simple">Guachetá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Lenguazaque" xlink:type="simple">Lenguazaque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imijaca" xlink:type="simple">Simijac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usa_(Cundinamarca)" xlink:type="simple">Sus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Sutatausa" xlink:type="simple">Sutatausa</text:a>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s.wikipedia.org/wiki/Tausa" xlink:type="simple">Tausa</text:a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Ubaté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Inírida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<text:a xlink:href="https://es.wikipedia.org/wiki/Calamar_(Guaviare)" xlink:type="simple">Calamar</text:a>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s.wikipedia.org/wiki/El_Retorno_(Guaviare)" xlink:type="simple">El Retorno</text:a>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s.wikipedia.org/wiki/Miraflores_(Guaviare)" xlink:type="simple">Miraflores</text:a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San José del Guaviare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es.wikipedia.org/wiki/Aipe" xlink:type="simple">Aipe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Algeciras_(Huila)" xlink:type="simple">Algeciras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Baraya" xlink:type="simple">Baray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Campoalegre" xlink:type="simple">Campoalegre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Colombia_(Huila)" xlink:type="simple">Colombi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Hobo" xlink:type="simple">Hob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%C3%8Dquira" xlink:type="simple">Íquir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es.wikipedia.org/wiki/Neiva" xlink:type="simple">Neiv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Palermo_(Huila)" xlink:type="simple">Palerm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Rivera_(Huila)" xlink:type="simple">River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Santa_Mar%C3%ADa_(Huila)" xlink:type="simple">Santa Marí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Tello" xlink:type="simple">Tell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Teruel_(Huila)" xlink:type="simple">Teruel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Villavieja_(Huila)" xlink:type="simple">Villaviej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Yaguar%C3%A1" xlink:type="simple">Yaguará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Altamira_(Huila)" xlink:type="simple">Altamir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Agrado" xlink:type="simple">Agrad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Garz%C3%B3n_(Huila)" xlink:type="simple">Garzón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Gigante_(Huila)" xlink:type="simple">Gigante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El_Pital" xlink:type="simple">Pital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Guadalupe_(Huila)" xlink:type="simple">Guadalupe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Tarqui" xlink:type="simple">Tarqui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Suaza" xlink:type="simple">Suaz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La_Argentina_(Huila)" xlink:type="simple">La Argentin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La_Plata_(Huila)" xlink:type="simple">La Plat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N%C3%A1taga" xlink:type="simple">Nátag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Paicol" xlink:type="simple">Paicol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Tesalia_(Huila)" xlink:type="simple">Tesali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Acevedo_(Huila)" xlink:type="simple">Aceved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El%C3%ADas_(Huila)" xlink:type="simple">Elías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Isnos" xlink:type="simple">Isnos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Oporapa" xlink:type="simple">Oporap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Palestina_(Huila)" xlink:type="simple">Palestina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Pitalito" xlink:type="simple">Pitalit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Saladoblanco" xlink:type="simple">Saladoblanco</text:a>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s.wikipedia.org/wiki/San_Agust%C3%ADn_(Huila)" xlink:type="simple">San Agustín</text:a>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Timaná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https://es.wikipedia.org/wiki/Albania_(La_Guajira)" xlink:type="simple">Albania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Barrancas_(La_Guajira)" xlink:type="simple">Barrancas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Dibulla" xlink:type="simple">Dibulla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Distracci%C3%B3n_(La_Guajira)" xlink:type="simple">Distracción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El_Molino_(La_Guajira)" xlink:type="simple">El Molino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Fonseca_(La_Guajira)" xlink:type="simple">Fonseca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Hatonuevo" xlink:type="simple">Hatonuevo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La_Jagua_del_Pilar" xlink:type="simple">La Jagua del Pilar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Maicao" xlink:type="simple">Maicao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Manaure_(La_Guajira)" xlink:type="simple">Manaure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<text:a xlink:href="https://es.wikipedia.org/wiki/Riohacha" xlink:type="simple">Riohacha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San_Juan_del_Cesar" xlink:type="simple">San Juan del Cesar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Uribia" xlink:type="simple">Uribia</text:a>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s.wikipedia.org/wiki/Urumita" xlink:type="simple">Urumita</text:a>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Villanuva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<text:a xlink:href="https://es.wikipedia.org/wiki/Algarrobo_(Magdalena)" xlink:type="simple">Algarrob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Aracataca" xlink:type="simple">Aracatac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Ariguan%C3%AD" xlink:type="simple">Ariguaní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Cerro_de_San_Antonio" xlink:type="simple">Cerro de San Antoni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Chibolo" xlink:type="simple">Chibol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Ci%C3%A9naga_(Magdalena)" xlink:type="simple">Ciénag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Concordia_(Magdalena)" xlink:type="simple">Concordi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El_Banco" xlink:type="simple">El Banc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El_Pi%C3%B1%C3%B3n" xlink:type="simple">El Piñón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El_Ret%C3%A9n" xlink:type="simple">El Retén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Fundaci%C3%B3n_(Magdalena)" xlink:type="simple">Fundación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Guamal_(Magdalena)" xlink:type="simple">Guamal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Nueva_Granada_(Magdalena)" xlink:type="simple">Nueva Granad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Pedraza_(Magdalena)" xlink:type="simple">Pedraz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Piji%C3%B1o_del_Carmen" xlink:type="simple">Pijiño del Carmen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Pivijay" xlink:type="simple">Pivijay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Plato_(Magdalena)" xlink:type="simple">Plat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Pueblo_Viejo_(Magdalena)" xlink:type="simple">Pueblo Viej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Remolino_(Magdalena)" xlink:type="simple">Remolin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banas_de_San_%C3%81ngel" xlink:type="simple">Sabanas de San Ángel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lamina_(Magdalena)" xlink:type="simple">Salamin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n_Sebasti%C3%A1n_de_Buenavista" xlink:type="simple">San Sebastián de Buenavist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nta_Ana_(Magdalena)" xlink:type="simple">Santa An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nta_B%C3%A1rbara_de_Pinto" xlink:type="simple">Santa Bárbara de Pint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nta_Marta_(Colombia)" xlink:type="simple">Santa Marta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an_Zen%C3%B3n_(Magdalena)" xlink:type="simple">San Zenón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Sitionuevo" xlink:type="simple">Sitionuevo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Tenerife_(Magdalena)" xlink:type="simple">Tenerife</text:a>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s.wikipedia.org/wiki/Zapay%C3%A1n" xlink:type="simple">Zapayán</text:a>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Zona Bananera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<text:a xlink:href="https://es.wikipedia.org/wiki/Acac%C3%ADas" xlink:type="simple">Acacías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Barranca_de_Up%C3%ADa" xlink:type="simple">Barranca de Upí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Cabuyaro" xlink:type="simple">Cabuyar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Castilla_la_Nueva_(Meta)" xlink:type="simple">Castilla La Nuev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Cubarral" xlink:type="simple">Cubarral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Cumaral" xlink:type="simple">Cumaral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El_Calvario_(Meta)" xlink:type="simple">El Calvari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El_Castillo_(Meta)" xlink:type="simple">El Castill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El_Dorado_(Meta)" xlink:type="simple">El Dorad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Fuente_de_Oro" xlink:type="simple">Fuente de Or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Granada_(Meta)" xlink:type="simple">Granad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Guamal_(Meta)" xlink:type="simple">Guamal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La_Macarena_(Meta)" xlink:type="simple">La Macaren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La_Uribe" xlink:type="simple">La Uribe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Lejan%C3%ADas" xlink:type="simple">Lejanías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Mapirip%C3%A1n" xlink:type="simple">Mapiripán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Mesetas_(Meta)" xlink:type="simple">Mesetas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Puerto_Concordia" xlink:type="simple">Puerto Concordi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Puerto_Gait%C3%A1n" xlink:type="simple">Puerto Gaitán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Puerto_Lleras" xlink:type="simple">Puerto Lleras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Puerto_L%C3%B3pez" xlink:type="simple">Puerto López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Puerto_Rico_(Meta)" xlink:type="simple">Puerto Ric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Restrepo_(Meta)" xlink:type="simple">Restrep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San_Carlos_de_Guaroa" xlink:type="simple">San Carlos de Guaro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San_Juan_de_Arama" xlink:type="simple">San Juan de Arama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San_Juanito_(Meta)" xlink:type="simple">San Juanito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San_Mart%C3%ADn_(Meta)" xlink:type="simple">San Martín</text:a>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s.wikipedia.org/wiki/Villavicencio" xlink:type="simple">Villavicencio</text:a>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Vista Hermosa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Barbacoas_(Nari%C3%B1o)" xlink:type="simple">Barbacoa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El_Charco_(Nari%C3%B1o)" xlink:type="simple">El Charc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Francisco_Pizarro_(Nari%C3%B1o)" xlink:type="simple">Francisco Pizarro</text:a></text:span><text:span text:style-name="T3"> (Salahonda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a_Tola" xlink:type="simple">La Tol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Mag%C3%BC%C3%AD" xlink:type="simple">Magüí</text:a></text:span><text:span text:style-name="T3"> (Payán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Mosquera_(Nari%C3%B1o)" xlink:type="simple">Mosquer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Olaya_Herrera" xlink:type="simple">Olaya Herrera</text:a></text:span><text:span text:style-name="T3"> (Bocas de Satinga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Roberto_Pay%C3%A1n" xlink:type="simple">Roberto Payán</text:a></text:span><text:span text:style-name="T3"> (San José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Santa_B%C3%A1rbara_(Nari%C3%B1o)" xlink:type="simple">Santa Bárbara</text:a></text:span><text:span text:style-name="T3"> (Iscuandé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Tumaco" xlink:type="simple">Tumac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Aldana" xlink:type="simple">Aldan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Contadero" xlink:type="simple">Contader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C%C3%B3rdoba_(Nari%C3%B1o)" xlink:type="simple">Córdob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Cuaspud" xlink:type="simple">Cuaspud</text:a></text:span><text:span text:style-name="T3"> (Carlosama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Cumbal_(Nari%C3%B1o)" xlink:type="simple">Cumbal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Funes_(Nari%C3%B1o)" xlink:type="simple">Fun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Guachucal" xlink:type="simple">Guachucal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Gualmat%C3%A1n" xlink:type="simple">Gualmatán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Iles" xlink:type="simple">Il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Ipiales" xlink:type="simple">Ipial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Potos%C3%AD_(Nari%C3%B1o)" xlink:type="simple">Potosí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Puerres" xlink:type="simple">Puerr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Pupiales" xlink:type="simple">Pupial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n_Jos%C3%A9_de_Alb%C3%A1n" xlink:type="simple">San José de Albán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Arboleda_(Nari%C3%B1o)" xlink:type="simple">Arboleda</text:a></text:span><text:span text:style-name="T3"> (Berruecos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Bel%C3%A9n_(Nari%C3%B1o)" xlink:type="simple">Belén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Col%C3%B3n_(Nari%C3%B1o)" xlink:type="simple">Colón</text:a></text:span><text:span text:style-name="T3"> (Génova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El_Rosario_(Nari%C3%B1o)" xlink:type="simple">El Rosari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El_Tabl%C3%B3n" xlink:type="simple">El Tablón de Gómez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a_Cruz_(Nari%C3%B1o)" xlink:type="simple">La Cruz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a_Uni%C3%B3n_(Nari%C3%B1o)" xlink:type="simple">La Unión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eiva_(Nari%C3%B1o)" xlink:type="simple">Leiv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Policarpa" xlink:type="simple">Policarp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n_Bernardo_(Nari%C3%B1o)" xlink:type="simple">San Bernard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n_Lorenzo_(Nari%C3%B1o)" xlink:type="simple">San Lorenz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n_Pablo_(Nari%C3%B1o)" xlink:type="simple">San Pabl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n_Pedro_de_Cartago" xlink:type="simple">San Pedro de Cartag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Taminango" xlink:type="simple">Taminang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Buesaco" xlink:type="simple">Buesac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Chachag%C3%BC%C3%AD" xlink:type="simple">Chachagüí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Consac%C3%A1" xlink:type="simple">Consacá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El_Tambo_(Nari%C3%B1o)" xlink:type="simple">El Tamb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El_Pe%C3%B1ol_(Nari%C3%B1o)" xlink:type="simple">El Peñol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a_Florida_(Nari%C3%B1o)" xlink:type="simple">La Florid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Nari%C3%B1o_(Nari%C3%B1o)" xlink:type="simple">Nariñ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Pasto_(Colombia)" xlink:type="simple">Past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ndon%C3%A1" xlink:type="simple">Sandoná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Tangua" xlink:type="simple">Tangu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Yacuanquer" xlink:type="simple">Yacuanquer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Ancuy%C3%A1" xlink:type="simple">Ancuyá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Cumbitara" xlink:type="simple">Cumbitar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Guaitarilla" xlink:type="simple">Guaitarill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Imu%C3%A9s" xlink:type="simple">Imué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a_Llanada" xlink:type="simple">La Llanad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inares_(Nari%C3%B1o)" xlink:type="simple">Linar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Los_Andes_(Nari%C3%B1o)" xlink:type="simple">Los And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Mallama" xlink:type="simple">Mallama</text:a></text:span><text:span text:style-name="T3"> (Piedrancha)</text:span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Ospina" xlink:type="simple">Ospin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Providencia_(Nari%C3%B1o)" xlink:type="simple">Providencia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Ricaurte_(Nari%C3%B1o)" xlink:type="simple">Ricaurte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T%C3%BAquerres" xlink:type="simple">Túquerres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s.wikipedia.org/wiki/Samaniego_(Nari%C3%B1o)" xlink:type="simple">Samaniego</text:a>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2"><text:a xlink:href="https://es.wikipedia.org/wiki/Santacruz" xlink:type="simple">Santacruz</text:a></text:span><text:span text:style-name="T3"> (Guachávez)</text:span>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apuyes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<text:a xlink:href="https://es.wikipedia.org/wiki/C%C3%BAcuta" xlink:type="simple">San José de Cúcut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%C3%81brego_(Norte_de_Santander)" xlink:type="simple">Ábrego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C%C3%A1chira" xlink:type="simple">Cáchir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Convenci%C3%B3n_(Norte_de_Santander)" xlink:type="simple">Convención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El_Carmen_(Norte_de_Santander)" xlink:type="simple">El Carmen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La_Esperanza_(Norte_de_Santander)" xlink:type="simple">La Esperanz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Hacar%C3%AD" xlink:type="simple">Hacarí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La_Playa_de_Bel%C3%A9n" xlink:type="simple">La Playa de Belén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Oca%C3%B1a_(Norte_de_Santander)" xlink:type="simple">Ocañ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San_Calixto_(Norte_de_Santander)" xlink:type="simple">San Calixto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Teorama" xlink:type="simple">Teoram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Bucarasica" xlink:type="simple">Bucarasic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El_Tarra" xlink:type="simple">El Tarr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Sardinata" xlink:type="simple">Sardinat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Tib%C3%BA" xlink:type="simple">Tibú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El_Zulia" xlink:type="simple">El Zuli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Los_Patios" xlink:type="simple">Los Patios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Puerto_Santander_(Norte_de_Santander)" xlink:type="simple">Puerto Santander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San_Cayetano_(Norte_de_Santander)" xlink:type="simple">San Cayetano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Villa_del_Rosario_(Norte_de_Santander)" xlink:type="simple">Villa del Rosario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C%C3%A1cota" xlink:type="simple">Cácot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Chitag%C3%A1" xlink:type="simple">Chitagá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Mutiscua" xlink:type="simple">Mutiscu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Pamplona_(Norte_de_Santander)" xlink:type="simple">Pamplon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Pamplonita" xlink:type="simple">Pamplonit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Santo_Domingo_de_Silos_(Norte_de_Santander)" xlink:type="simple">Santo Domingo de Silos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Arboledas_(Norte_de_Santander)" xlink:type="simple">Arboledas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Cucutilla" xlink:type="simple">Cucutill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Gramalote" xlink:type="simple">Gramalote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Lourdes_(Norte_de_Santander)" xlink:type="simple">Lourdes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Salazar_de_Las_Palmas" xlink:type="simple">Salazar de Las Palmas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Santiago_(Norte_de_Santander)" xlink:type="simple">Santiago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Villa_Caro" xlink:type="simple">Villa Caro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Bochalema" xlink:type="simple">Bochalem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Chin%C3%A1cota" xlink:type="simple">Chinácot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Durania" xlink:type="simple">Durani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Herr%C3%A1n_(Norte_de_Santander)" xlink:type="simple">Herrán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Labateca" xlink:type="simple">Labateca</text:a>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s.wikipedia.org/wiki/Ragonvalia" xlink:type="simple">Ragonvalia</text:a>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Toledo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<text:a xlink:href="https://es.wikipedia.org/wiki/Col%C3%B3n_(Putumayo)" xlink:type="simple">Colón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Mocoa" xlink:type="simple">Mocoa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Orito_(Putumayo)" xlink:type="simple">Orito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Puerto_As%C3%ADs" xlink:type="simple">Puerto Asís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Puerto_Caicedo" xlink:type="simple">Puerto Caicedo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Puerto_Guzm%C3%A1n" xlink:type="simple">Puerto Guzmán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Puerto_Legu%C3%ADzamo" xlink:type="simple">Puerto Leguízamo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San_Francisco_(Putumayo)" xlink:type="simple">San Francisco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San_Miguel_(Putumayo)" xlink:type="simple">San Miguel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Santiago_(Putumayo)" xlink:type="simple">Santiago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Sibundoy" xlink:type="simple">Sibundoy</text:a>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s.wikipedia.org/wiki/Valle_del_Guamuez" xlink:type="simple">Valle del Guamuez</text:a>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Villagarzón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<text:a xlink:href="https://es.wikipedia.org/wiki/Armenia_(Quind%C3%ADo)" xlink:type="simple">Armeni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Buenavista_(Quind%C3%ADo)" xlink:type="simple">Buenavist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Calarc%C3%A1_(Quind%C3%ADo)" xlink:type="simple">Calarcá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Circasia_(Quind%C3%ADo)" xlink:type="simple">Circasi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C%C3%B3rdoba_(Quind%C3%ADo)" xlink:type="simple">Córdob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Filandia" xlink:type="simple">Filandi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G%C3%A9nova_(Quind%C3%ADo)" xlink:type="simple">Génov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La_Tebaida_(Quind%C3%ADo)" xlink:type="simple">La Tebaida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Montenegro_(Quind%C3%ADo)" xlink:type="simple">Montenegro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Pijao_(Quind%C3%ADo)" xlink:type="simple">Pijao</text:a>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s.wikipedia.org/wiki/Quimbaya_(Quind%C3%ADo)" xlink:type="simple">Quimbaya</text:a>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alento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<text:a xlink:href="https://es.wikipedia.org/wiki/Ap%C3%ADa" xlink:type="simple">Apí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Balboa_(Risaralda)" xlink:type="simple">Balbo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Bel%C3%A9n_de_Umbr%C3%ADa" xlink:type="simple">Belén de Umbrí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Dosquebradas" xlink:type="simple">Dosquebradas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Gu%C3%A1tica" xlink:type="simple">Guátic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La_Celia" xlink:type="simple">La Celi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La_Virginia" xlink:type="simple">La Virgini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Marsella_(Risaralda)" xlink:type="simple">Marsell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Mistrat%C3%B3" xlink:type="simple">Mistrató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Pereira" xlink:type="simple">Pereir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Pueblo_Rico" xlink:type="simple">Pueblo Rico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Quinch%C3%ADa" xlink:type="simple">Quinchía</text:a>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s.wikipedia.org/wiki/Santa_Rosa_de_Cabal" xlink:type="simple">Santa Rosa de Cabal</text:a>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antuario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Santa Catalina Islas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<text:a xlink:href="https://es.wikipedia.org/wiki/Aguada_(Santander)" xlink:type="simple">Aguad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Albania_(Santander)" xlink:type="simple">Albani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Aratoca_(Santander)" xlink:type="simple">Aratoc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Barbosa_(Santander)" xlink:type="simple">Barbos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Barichara_(Santander)" xlink:type="simple">Barichar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Barrancabermeja_(Santander)" xlink:type="simple">Barrancabermej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Betulia_(Santander)" xlink:type="simple">Betuli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Bol%C3%ADvar_(Santander)" xlink:type="simple">Bolívar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Bucaramanga_(Santander)" xlink:type="simple">Bucaramang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abrera_(Santander)" xlink:type="simple">Cabrer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alifornia_(Santander)" xlink:type="simple">Californi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apitanejo_(Santander)" xlink:type="simple">Capitanej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arcas%C3%AD_(Santander)" xlink:type="simple">Carcasí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epit%C3%A1_(Santander)" xlink:type="simple">Cepitá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errito_(Santander)" xlink:type="simple">Cerrit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haral%C3%A1_(Santander)" xlink:type="simple">Charalá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harta_(Santander)" xlink:type="simple">Char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hima" xlink:type="simple">Chim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hipat%C3%A1_(Santander)" xlink:type="simple">Chipatá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imitarra_(Santander)" xlink:type="simple">Cimitarr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oncepci%C3%B3n_(Santander)" xlink:type="simple">Concepció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onfines_(Santander)" xlink:type="simple">Confine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ontrataci%C3%B3n_(Santander)" xlink:type="simple">Contratació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oromoro_(Santander)" xlink:type="simple">Coromor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Curit%C3%AD_(Santander)" xlink:type="simple">Curití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El_Carmen_de_Chucur%C3%AD" xlink:type="simple">El Carmen de Chucurí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El_Guacamayo_(Santander)" xlink:type="simple">El Guacamay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El_Pe%C3%B1%C3%B3n_(Santander)" xlink:type="simple">El Peñó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El_Play%C3%B3n_(Santander)" xlink:type="simple">El Playó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Encino_(Santander)" xlink:type="simple">Encin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Enciso_(Santander)" xlink:type="simple">Encis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Flori%C3%A1n_(Santander)" xlink:type="simple">Floriá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Floridablanca_(Santander)" xlink:type="simple">Floridablanc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al%C3%A1n_(Santander)" xlink:type="simple">Galá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%C3%A1mbita" xlink:type="simple">Gámbi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ir%C3%B3n_(Santander)" xlink:type="simple">Giró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uaca_(Santander)" xlink:type="simple">Guac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uadalupe_(Santander)" xlink:type="simple">Guadalupe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uapot%C3%A1" xlink:type="simple">Guapotá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uavat%C3%A1_(Santander)" xlink:type="simple">Guavatá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G%C3%BCepsa" xlink:type="simple">Güeps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Hato_(Santander)" xlink:type="simple">Hat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Jes%C3%BAs_Mar%C3%ADa_(Santander)" xlink:type="simple">Jesús Marí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Jord%C3%A1n_(Santander)" xlink:type="simple">Jordá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La_Belleza_(Santander)" xlink:type="simple">La Bellez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La_Paz_(Santander)" xlink:type="simple">La Paz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Land%C3%A1zuri_(Santander)" xlink:type="simple">Landázuri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Lebrija_(Santander)" xlink:type="simple">Lebrij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Los_Santos_(Santander)" xlink:type="simple">Los Santo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Macaravita" xlink:type="simple">Macaravi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M%C3%A1laga_(Santander)" xlink:type="simple">Málag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Matanza_(Santander)" xlink:type="simple">Matanz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Mogotes_(Santander)" xlink:type="simple">Mogote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Molagavita_(Santander)" xlink:type="simple">Molagavi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Ocamonte_(Santander)" xlink:type="simple">Ocamonte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Oiba_(Santander)" xlink:type="simple">Oib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Onzaga_(Santander)" xlink:type="simple">Onzag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almar_(Santander)" xlink:type="simple">Palmar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almas_del_Socorro_(Santander)" xlink:type="simple">Palmas del Socorr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%C3%A1ramo_(Santander)" xlink:type="simple">Páram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iedecuesta_(Santander)" xlink:type="simple">Piedecues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inchote_(Santander)" xlink:type="simple">Pinchote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uente_Nacional_(Santander)" xlink:type="simple">Puente Nacional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uerto_Parra_(Santander)" xlink:type="simple">Puerto Parr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Puerto_Wilches_(Santander)" xlink:type="simple">Puerto Wilche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Rionegro_(Santander)" xlink:type="simple">Rionegr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bana_de_Torres_(Santander)" xlink:type="simple">Sabana de Torre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Andr%C3%A9s_(Santander)" xlink:type="simple">San André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Benito_(Santander)" xlink:type="simple">San Benit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Gil_(Santander)" xlink:type="simple">San Gil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Joaqu%C3%ADn_(Santander)" xlink:type="simple">San Joaquí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Jos%C3%A9_de_Miranda" xlink:type="simple">San José de Mirand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Miguel_(Santander)" xlink:type="simple">San Miguel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_Vicente_(Santander)" xlink:type="simple">San Vicente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ta_B%C3%A1rbara_(Santander)" xlink:type="simple">Santa Bárbar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anta_Helena_del_Op%C3%B3n_(Santander)" xlink:type="simple">Santa Helena del Opón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imacota_(Santander)" xlink:type="simple">Simaco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ocorro_(Santander)" xlink:type="simple">Socorro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uaita_(Santander)" xlink:type="simple">Suait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ucre_(Santander)" xlink:type="simple">Sucre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Surat%C3%A1_(Santander)" xlink:type="simple">Suratá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Tona_(Colombia)" xlink:type="simple">Tona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Valle_de_San_Jos%C3%A9_(Santander)" xlink:type="simple">Valle de San José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V%C3%A9lez_(Santander)" xlink:type="simple">Vélez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Vetas_(Santander)" xlink:type="simple">Vetas</text:a>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s.wikipedia.org/wiki/Villanueva_(Santander)" xlink:type="simple">Villanueva</text:a>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Zapatoca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Guaranda_(Sucre)" xlink:type="simple">Guaranda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Majagual" xlink:type="simple">Majagual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ucre_(Sucre)" xlink:type="simple">Sucre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Chal%C3%A1n_(Sucre)" xlink:type="simple">Chalán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Colos%C3%B3" xlink:type="simple">Colosó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Morroa" xlink:type="simple">Morroa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Ovejas_(Sucre)" xlink:type="simple">Ovejas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incelejo" xlink:type="simple">Sincelejo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Cove%C3%B1as" xlink:type="simple">Coveñas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an_Antonio_de_Palmito" xlink:type="simple">Palmito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an_Onofre_(Sucre)" xlink:type="simple">San Onofre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Tol%C3%BA" xlink:type="simple">Santiago de Tolú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Tol%C3%BAviejo" xlink:type="simple">Tolúviejo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Buenavista_(Sucre)" xlink:type="simple">Buenavista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Corozal_(Sucre)" xlink:type="simple">Corozal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El_Roble_(Sucre)" xlink:type="simple">El Roble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Galeras_(Sucre)" xlink:type="simple">Galeras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Los_Palmitos" xlink:type="simple">Los Palmitos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ampu%C3%A9s" xlink:type="simple">Sampués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an_Juan_de_Betulia" xlink:type="simple">San Juan de Betulia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an_Pedro_(Sucre)" xlink:type="simple">San Pedro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inc%C3%A9" xlink:type="simple">Sincé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Caimito_(Sucre)" xlink:type="simple">Caimito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La_Uni%C3%B3n_(Sucre)" xlink:type="simple">La Unión</text:a>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s.wikipedia.org/wiki/San_Benito_Abad_(Sucre)" xlink:type="simple">San Benito Abad</text:a>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an Marcos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<text:a xlink:href="https://es.wikipedia.org/wiki/Alvarado_(Tolima)" xlink:type="simple">Alvarad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Anzo%C3%A1tegui_(Tolima)" xlink:type="simple">Anzoátegui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ajamarca_(Tolima)" xlink:type="simple">Cajamarc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oello_(Tolima)" xlink:type="simple">Coell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El_Espinal_(Tolima)" xlink:type="simple">Espinal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Flandes_(Tolima)" xlink:type="simple">Flandes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Ibagu%C3%A9" xlink:type="simple">Ibagué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Piedras_(Tolima)" xlink:type="simple">Piedras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Rovira_(Tolima)" xlink:type="simple">Rovir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San_Luis_(Tolima)" xlink:type="simple">San Luis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Valle_de_San_Juan" xlink:type="simple">Valle de San Juan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asabianca_(Tolima)" xlink:type="simple">Casabianc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Herveo" xlink:type="simple">Herve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L%C3%A9rida_(Tolima)" xlink:type="simple">Lérid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L%C3%ADbano_(Tolima)" xlink:type="simple">Líban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Murillo_(Tolima)" xlink:type="simple">Murill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Santa_Isabel_(Tolima)" xlink:type="simple">Santa Isabel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Venadillo" xlink:type="simple">Venadill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Villahermosa_(Tolima)" xlink:type="simple">Villahermos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Ambalema" xlink:type="simple">Ambalem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Armero_Guayabal" xlink:type="simple">Armero Guayabal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Fal%C3%A1n" xlink:type="simple">Falán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Fresno_(Tolima)" xlink:type="simple">Fresn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Honda_(Tolima)" xlink:type="simple">Hond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Mariquita_(Tolima)" xlink:type="simple">Mariquit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Palocabildo" xlink:type="simple">Palocabild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armen_de_Apical%C3%A1" xlink:type="simple">Carmen de Apicalá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unday" xlink:type="simple">Cunday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Icononzo" xlink:type="simple">Icononz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Melgar_(Tolima)" xlink:type="simple">Melgar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Villarrica_(Tolima)" xlink:type="simple">Villarric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Ataco_(Tolima)" xlink:type="simple">Atac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haparral_(Tolima)" xlink:type="simple">Chaparral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Coyaima" xlink:type="simple">Coyaim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Natagaima" xlink:type="simple">Natagaim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Ortega_(Tolima)" xlink:type="simple">Orteg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Planadas" xlink:type="simple">Planadas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Rioblanco" xlink:type="simple">Rioblanc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Roncesvalles_(Tolima)" xlink:type="simple">Roncesvalles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San_Antonio_(Tolima)" xlink:type="simple">San Antoni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Alpujarra_(Tolima)" xlink:type="simple">Alpujarra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Dolores_(Tolima)" xlink:type="simple">Dolores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Guamo" xlink:type="simple">Guam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Prado_(Tolima)" xlink:type="simple">Prado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Purificaci%C3%B3n_(Tolima)" xlink:type="simple">Purificación</text:a>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s.wikipedia.org/wiki/Salda%C3%B1a_(Tolima)" xlink:type="simple">Saldaña</text:a>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Suárez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Alcal%C3%A1_(Valle_del_Cauca)" xlink:type="simple">Alcalá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Andaluc%C3%ADa_(Valle_del_Cauca)" xlink:type="simple">Andalucí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Ansermanuevo" xlink:type="simple">Ansermanuev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Argelia_(Valle_del_Cauca)" xlink:type="simple">Argeli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Bol%C3%ADvar_(Valle_del_Cauca)" xlink:type="simple">Bolívar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Buenaventura_(Colombia)" xlink:type="simple">Buenaventur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Buga" xlink:type="simple">Bug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Bugalagrande" xlink:type="simple">Bugalagrande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Caicedonia" xlink:type="simple">Caicedoni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table:style-name="ce15" office:value-type="string" calcext:value-type="string">
            <text:p><text:a xlink:href="https://es.wikipedia.org/wiki/Cali" xlink:type="simple">Cali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Candelaria_(Valle_del_Cauca)" xlink:type="simple">Candelari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Cartago_(Valle_del_Cauca)" xlink:type="simple">Cartag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Dagua" xlink:type="simple">Dagu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Dari%C3%A9n_(Valle_del_Cauca)" xlink:type="simple">Calima - El Darién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El_%C3%81guila" xlink:type="simple">El Águil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El_Cairo_(Valle_del_Cauca)" xlink:type="simple">El Cair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El_Cerrito_(Valle_del_Cauca)" xlink:type="simple">El Cerrit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El_Dovio" xlink:type="simple">El Dovi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Florida_(Valle_del_Cauca)" xlink:type="simple">Florid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Ginebra_(Valle_del_Cauca)" xlink:type="simple">Ginebr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Guacar%C3%AD" xlink:type="simple">Guacarí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Jamund%C3%AD" xlink:type="simple">Jamundí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La_Cumbre_(Valle_del_Cauca)" xlink:type="simple">La Cumbre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La_Uni%C3%B3n_(Valle_del_Cauca)" xlink:type="simple">La Unión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La_Victoria_(Valle_del_Cauca)" xlink:type="simple">La Victori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Obando_(Valle_del_Cauca)" xlink:type="simple">Oband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Palmira_(Colombia)" xlink:type="simple">Palmir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Pradera_(Valle_del_Cauca)" xlink:type="simple">Prader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Restrepo_(Valle_del_Cauca)" xlink:type="simple">Restrep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Riofr%C3%ADo_(Valle_del_Cauca)" xlink:type="simple">Riofrí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Roldanillo" xlink:type="simple">Roldanill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San_Pedro_(Valle_del_Cauca)" xlink:type="simple">San Pedr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Sevilla_(Valle_del_Cauca)" xlink:type="simple">Sevill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Toro_(Valle_del_Cauca)" xlink:type="simple">Tor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Trujillo_(Valle_del_Cauca)" xlink:type="simple">Trujill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Tulu%C3%A1" xlink:type="simple">Tuluá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Ulloa_(Valle_del_Cauca)" xlink:type="simple">Ulloa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Versalles_(Valle_del_Cauca)" xlink:type="simple">Versalles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Vijes" xlink:type="simple">Vijes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Yotoco" xlink:type="simple">Yotoco</text:a>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s.wikipedia.org/wiki/Yumbo" xlink:type="simple">Yumbo</text:a>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Zarzal</text:p>
          </table:table-cell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Carurú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tú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Taraira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https://es.wikipedia.org/wiki/Cumaribo" xlink:type="simple">Cumaribo</text:a>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<text:a xlink:href="https://es.wikipedia.org/wiki/La_Primavera_(Vichada)" xlink:type="simple">La Primavera</text:a>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<text:a xlink:href="https://es.wikipedia.org/wiki/Puerto_Carre%C3%B1o" xlink:type="simple">Puerto Carreño</text:a></text:p>
          </table:table-cell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Santa Rosalía</text:p>
          </table:table-cell>
        </table:table-row>
      </table:table>
      <table:table table:name="Sheet4" table:style-name="ta1">
        <table:table-column table:style-name="co6" table:default-cell-style-name="ce5"/>
        <table:table-column table:style-name="co7" table:default-cell-style-name="ce4"/>
        <table:table-column table:style-name="co8" table:default-cell-style-name="ce11"/>
        <table:table-column table:style-name="co9" table:default-cell-style-name="ce11"/>
        <table:table-column table:style-name="co2" table:number-columns-repeated="5" table:default-cell-style-name="ce11"/>
        <table:table-column table:style-name="co2" table:number-columns-repeated="2" table:default-cell-style-name="Default"/>
        <table:table-row table:style-name="ro4">
          <table:table-cell table:style-name="ce14" office:value-type="string" calcext:value-type="string">
            <text:p><text:a xlink:href="https://es.wikipedia.org/wiki/Cumaribo" xlink:type="simple">Cumaribo</text:a></text:p>
          </table:table-cell>
          <table:table-cell table:style-name="ce7" office:value-type="string" calcext:value-type="string">
            <text:p><text:a xlink:href="https://es.wikipedia.org/wiki/Cumaribo" xlink:type="simple">Cumaribo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18" office:value-type="string" calcext:value-type="string">
            <text:p><text:span text:style-name="T4">65.193</text:span><text:span text:style-name="T5">n. 1</text:span></text:p>
          </table:table-cell>
          <table:table-cell table:style-name="ce7" office:value-type="float" office:value="31804" calcext:value-type="float">
            <text:p>31804</text:p>
          </table:table-cell>
          <table:table-cell table:style-name="ce5" office:value-type="string" calcext:value-type="string">
            <text:p><text:a xlink:href="https://es.wikipedia.org/wiki/1959" xlink:type="simple">1959</text:a></text:p>
          </table:table-cell>
          <table:table-cell table:style-name="Default"/>
          <table:table-cell table:style-name="ce7" office:value-type="float" office:value="991001" calcext:value-type="float" table:number-columns-spanned="2" table:number-rows-spanned="1">
            <text:p>991001</text:p>
          </table:table-cell>
          <table:covered-table-cell table:style-name="Default"/>
          <table:table-cell table:style-name="ce7"/>
          <table:table-cell table:style-name="ce11"/>
        </table:table-row>
        <table:table-row table:style-name="ro4">
          <table:table-cell office:value-type="string" calcext:value-type="string">
            <text:p><text:a xlink:href="https://commons.wikimedia.org/wiki/File:Flag_of_La_Primavera_(Vichada).svg" xlink:type="simple">https://commons.wikimedia.org/wiki/File:Flag_of_La_Primavera_(Vichada).svg</text:a></text:p>
          </table:table-cell>
          <table:table-cell table:style-name="ce5" office:value-type="string" calcext:value-type="string">
            <text:p><text:a xlink:href="https://es.wikipedia.org/wiki/La_Primavera_(Vichada)" xlink:type="simple">La Primavera</text:a>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2159" calcext:value-type="float">
            <text:p>22159</text:p>
          </table:table-cell>
          <table:table-cell table:style-name="ce7" office:value-type="float" office:value="18344" calcext:value-type="float">
            <text:p>18344</text:p>
          </table:table-cell>
          <table:table-cell table:style-name="ce5" office:value-type="string" calcext:value-type="string">
            <text:p><text:a xlink:href="https://es.wikipedia.org/wiki/1959" xlink:type="simple">1959</text:a></text:p>
          </table:table-cell>
          <table:table-cell table:style-name="ce7" office:value-type="float" office:value="992001" calcext:value-type="float">
            <text:p>992001</text:p>
          </table:table-cell>
          <table:table-cell table:style-name="ce4"/>
          <table:table-cell table:number-columns-repeated="2"/>
        </table:table-row>
        <table:table-row table:style-name="ro4">
          <table:table-cell office:value-type="string" calcext:value-type="string">
            <text:p><text:a xlink:href="https://commons.wikimedia.org/wiki/File:Flag_of_Puerto_Carre%C3%B1o.svg" xlink:type="simple">https://commons.wikimedia.org/wiki/File:Flag_of_Puerto_Carre%C3%B1o.svg</text:a></text:p>
          </table:table-cell>
          <table:table-cell table:style-name="ce5" office:value-type="string" calcext:value-type="string">
            <text:p><text:a xlink:href="https://es.wikipedia.org/wiki/Puerto_Carre%C3%B1o" xlink:type="simple">Puerto Carreño</text:a>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897" calcext:value-type="float">
            <text:p>12897</text:p>
          </table:table-cell>
          <table:table-cell table:style-name="ce7" office:value-type="float" office:value="22034" calcext:value-type="float">
            <text:p>22034</text:p>
          </table:table-cell>
          <table:table-cell table:style-name="ce5" office:value-type="string" calcext:value-type="string">
            <text:p><text:a xlink:href="https://es.wikipedia.org/wiki/1954" xlink:type="simple">1954</text:a></text:p>
          </table:table-cell>
          <table:table-cell table:style-name="ce7" office:value-type="float" office:value="990001" calcext:value-type="float">
            <text:p>990001</text:p>
          </table:table-cell>
          <table:table-cell table:style-name="ce4"/>
          <table:table-cell table:number-columns-repeated="2"/>
        </table:table-row>
        <table:table-row table:style-name="ro4">
          <table:table-cell office:value-type="string" calcext:value-type="string">
            <text:p><text:a xlink:href="https://commons.wikimedia.org/wiki/File:Flag_of_Santa_Rosal%C3%ADa_(Vichada).svg" xlink:type="simple">https://commons.wikimedia.org/wiki/File:Flag_of_Santa_Rosal%C3%ADa_(Vichada).svg</text:a></text:p>
          </table:table-cell>
          <table:table-cell table:style-name="ce5" office:value-type="string" calcext:value-type="string" table:number-columns-spanned="7" table:number-rows-spanned="1">
            <text:p><text:a xlink:href="https://es.wikipedia.org/wiki/Santa_Rosal%C3%ADa_(Vichada)" xlink:type="simple">Santa Rosalía</text:a></text:p>
          </table:table-cell>
          <table:covered-table-cell table:number-columns-repeated="6" table:style-name="Default"/>
          <table:table-cell table:style-name="ce4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4"/>
          <table:table-cell table:style-name="ce7" table:number-columns-repeated="5"/>
          <table:table-cell table:style-name="ce4"/>
          <table:table-cell table:number-columns-repeated="2"/>
        </table:table-row>
        <table:table-row table:style-name="ro4">
          <table:table-cell table:number-columns-repeated="2"/>
          <table:table-cell table:style-name="ce4"/>
          <table:table-cell table:style-name="ce7" table:number-columns-repeated="5"/>
          <table:table-cell table:style-name="ce13"/>
          <table:table-cell table:number-columns-repeated="2"/>
        </table:table-row>
        <table:table-row table:style-name="ro4">
          <table:table-cell table:style-name="ce17"/>
          <table:table-cell table:style-name="ce15" table:number-columns-repeated="2"/>
          <table:table-cell table:style-name="ce19" table:number-columns-repeated="5"/>
          <table:table-cell table:style-name="ce4"/>
          <table:table-cell table:number-columns-repeated="2"/>
        </table:table-row>
        <table:table-row table:style-name="ro4" table:number-rows-repeated="18">
          <table:table-cell table:number-columns-repeated="2"/>
          <table:table-cell table:style-name="ce4"/>
          <table:table-cell table:style-name="ce7" table:number-columns-repeated="5"/>
          <table:table-cell table:style-name="ce4"/>
          <table:table-cell table:number-columns-repeated="2"/>
        </table:table-row>
        <table:table-row table:style-name="ro4">
          <table:table-cell table:number-columns-repeated="2"/>
          <table:table-cell table:style-name="ce4"/>
          <table:table-cell table:style-name="ce7" table:number-columns-repeated="5"/>
          <table:table-cell table:style-name="ce13"/>
          <table:table-cell table:number-columns-repeated="2"/>
        </table:table-row>
        <table:table-row table:style-name="ro4" table:number-rows-repeated="10">
          <table:table-cell table:number-columns-repeated="2"/>
          <table:table-cell table:style-name="ce4"/>
          <table:table-cell table:style-name="ce7" table:number-columns-repeated="5"/>
          <table:table-cell table:style-name="ce4"/>
          <table:table-cell table:number-columns-repeated="2"/>
        </table:table-row>
        <table:table-row table:style-name="ro4">
          <table:table-cell table:number-columns-repeated="2"/>
          <table:table-cell table:style-name="ce4"/>
          <table:table-cell table:style-name="ce7" table:number-columns-repeated="5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4"/>
          <table:table-cell table:style-name="ce7" table:number-columns-repeated="5"/>
          <table:table-cell table:number-columns-repeated="3"/>
        </table:table-row>
        <table:table-row table:style-name="ro4">
          <table:table-cell/>
          <table:table-cell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4" table:number-rows-repeated="4">
          <table:table-cell table:style-name="ce4"/>
          <table:table-cell table:style-name="ce11"/>
          <table:table-cell table:style-name="ce4"/>
          <table:table-cell table:number-columns-repeated="8"/>
        </table:table-row>
        <table:table-row table:style-name="ro4">
          <table:table-cell table:style-name="ce4" table:number-columns-spanned="6" table:number-rows-spanned="1"/>
          <table:covered-table-cell table:number-columns-repeated="5" table:style-name="Default"/>
          <table:table-cell table:number-columns-repeated="5"/>
        </table:table-row>
        <table:table-row table:style-name="ro4">
          <table:table-cell table:style-name="ce4"/>
          <table:table-cell table:style-name="ce11"/>
          <table:table-cell table:number-columns-repeated="9"/>
        </table:table-row>
        <table:table-row table:style-name="ro4">
          <table:table-cell table:style-name="ce4"/>
          <table:table-cell table:style-name="ce11"/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4">
          <table:table-cell table:style-name="ce4"/>
          <table:table-cell table:style-name="ce11"/>
          <table:table-cell table:number-columns-repeated="9"/>
        </table:table-row>
        <table:table-row table:style-name="ro4">
          <table:table-cell table:style-name="ce4"/>
          <table:table-cell table:style-name="ce11"/>
          <table:table-cell table:number-columns-repeated="5"/>
          <table:table-cell table:style-name="ce4"/>
          <table:table-cell table:number-columns-repeated="3"/>
        </table:table-row>
        <table:table-row table:style-name="ro4" table:number-rows-repeated="9">
          <table:table-cell table:style-name="ce4"/>
          <table:table-cell table:style-name="ce11"/>
          <table:table-cell table:number-columns-repeated="9"/>
        </table:table-row>
        <table:table-row table:style-name="ro4">
          <table:table-cell table:style-name="ce4"/>
          <table:table-cell table:style-name="ce11"/>
          <table:table-cell table:number-columns-repeated="3"/>
          <table:table-cell table:number-columns-spanned="2" table:number-rows-spanned="1"/>
          <table:covered-table-cell table:style-name="Default"/>
          <table:table-cell table:number-columns-repeated="4"/>
        </table:table-row>
        <table:table-row table:style-name="ro4" table:number-rows-repeated="2">
          <table:table-cell table:style-name="ce4"/>
          <table:table-cell table:style-name="ce11"/>
          <table:table-cell table:number-columns-repeated="9"/>
        </table:table-row>
        <table:table-row table:style-name="ro4" table:number-rows-repeated="2">
          <table:table-cell table:style-name="ce4"/>
          <table:table-cell table:style-name="ce11"/>
          <table:table-cell table:number-columns-repeated="5"/>
          <table:table-cell table:style-name="ce4"/>
          <table:table-cell table:number-columns-repeated="3"/>
        </table:table-row>
        <table:table-row table:style-name="ro4" table:number-rows-repeated="19">
          <table:table-cell table:style-name="ce4"/>
          <table:table-cell table:style-name="ce11"/>
          <table:table-cell table:number-columns-repeated="9"/>
        </table:table-row>
        <table:table-row table:style-name="ro4">
          <table:table-cell table:style-name="ce4"/>
          <table:table-cell table:style-name="ce11"/>
          <table:table-cell table:number-columns-repeated="5"/>
          <table:table-cell table:style-name="ce4"/>
          <table:table-cell table:number-columns-repeated="3"/>
        </table:table-row>
        <table:table-row table:style-name="ro4">
          <table:table-cell table:style-name="ce4"/>
          <table:table-cell table:style-name="ce11"/>
          <table:table-cell table:number-columns-repeated="9"/>
        </table:table-row>
        <table:table-row table:style-name="ro4">
          <table:table-cell table:style-name="ce4" table:number-columns-spanned="7" table:number-rows-spanned="1"/>
          <table:covered-table-cell table:number-columns-repeated="6" table:style-name="Default"/>
          <table:table-cell table:number-columns-repeated="4"/>
        </table:table-row>
        <table:table-row table:style-name="ro4" table:number-rows-repeated="15">
          <table:table-cell table:number-columns-repeated="11"/>
        </table:table-row>
        <table:table-row table:style-name="ro4">
          <table:table-cell table:style-name="ce14"/>
          <table:table-cell table:style-name="ce11"/>
          <table:table-cell table:number-columns-repeated="3"/>
          <table:table-cell table:style-name="ce4"/>
          <table:table-cell table:number-columns-spanned="2" table:number-rows-spanned="1"/>
          <table:covered-table-cell table:style-name="Default"/>
          <table:table-cell table:number-columns-repeated="3"/>
        </table:table-row>
        <table:table-row table:style-name="ro4" table:number-rows-repeated="2">
          <table:table-cell table:number-columns-repeated="6"/>
          <table:table-cell table:style-name="ce4"/>
          <table:table-cell table:number-columns-repeated="4"/>
        </table:table-row>
        <table:table-row table:style-name="ro4">
          <table:table-cell/>
          <table:table-cell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4" table:number-rows-repeated="5">
          <table:table-cell table:number-columns-repeated="11"/>
        </table:table-row>
        <table:table-row table:style-name="ro4" table:number-rows-repeated="2">
          <table:table-cell table:number-columns-repeated="6"/>
          <table:table-cell table:style-name="ce20"/>
          <table:table-cell table:number-columns-repeated="4"/>
        </table:table-row>
        <table:table-row table:style-name="ro4" table:number-rows-repeated="2">
          <table:table-cell table:number-columns-repeated="11"/>
        </table:table-row>
        <table:table-row table:style-name="ro4">
          <table:table-cell/>
          <table:table-cell table:number-columns-spanned="8" table:number-rows-spanned="1"/>
          <table:covered-table-cell table:number-columns-repeated="7" table:style-name="Default"/>
          <table:table-cell table:number-columns-repeated="2"/>
        </table:table-row>
      </table:table>
      <table:table table:name="Sheet3" table:style-name="ta1">
        <table:table-column table:style-name="co2" table:default-cell-style-name="ce5"/>
        <table:table-column table:style-name="co10" table:default-cell-style-name="ce5"/>
        <table:table-column table:style-name="co2" table:number-columns-repeated="6" table:default-cell-style-name="ce7"/>
        <table:table-column table:style-name="co2" table:number-columns-repeated="2" table:default-cell-style-name="Default"/>
        <table:table-row table:style-name="ro6">
          <table:table-cell table:style-name="ce21"/>
          <table:table-cell table:style-name="ce8"/>
          <table:table-cell table:style-name="ce22"/>
          <table:table-cell table:style-name="ce9"/>
          <table:table-cell table:style-name="ce8"/>
          <table:table-cell table:style-name="ce22"/>
          <table:table-cell table:style-name="ce9"/>
          <table:table-cell table:style-name="Default"/>
          <table:table-cell table:style-name="ce8" table:number-columns-spanned="2" table:number-rows-spanned="1"/>
          <table:covered-table-cell table:style-name="ce5"/>
        </table:table-row>
        <table:table-row table:style-name="ro4" table:number-rows-repeated="7">
          <table:table-cell table:style-name="ce22"/>
          <table:table-cell table:style-name="ce9"/>
          <table:table-cell table:style-name="ce8"/>
          <table:table-cell table:style-name="ce22"/>
          <table:table-cell table:style-name="ce9"/>
          <table:table-cell table:style-name="ce8"/>
          <table:table-cell table:style-name="ce22"/>
          <table:table-cell table:style-name="ce9"/>
          <table:table-cell table:style-name="ce8"/>
          <table:table-cell table:style-name="ce5"/>
        </table:table-row>
        <table:table-row table:style-name="ro4">
          <table:table-cell table:style-name="ce22"/>
          <table:table-cell table:style-name="ce9" table:number-columns-spanned="8" table:number-rows-spanned="1"/>
          <table:covered-table-cell table:number-columns-repeated="6" table:style-name="Default"/>
          <table:covered-table-cell/>
          <table:table-cell table:style-name="ce5"/>
        </table:table-row>
        <table:table-row table:style-name="ro4">
          <table:table-cell table:number-columns-repeated="8"/>
          <table:table-cell table:style-name="ce7" table:number-columns-repeated="2"/>
        </table:table-row>
        <table:table-row table:style-name="ro4">
          <table:table-cell table:style-name="ce14"/>
          <table:table-cell table:style-name="ce7"/>
          <table:table-cell table:style-name="ce5"/>
          <table:table-cell table:number-columns-repeated="2"/>
          <table:table-cell table:number-columns-spanned="2" table:number-rows-spanned="1"/>
          <table:covered-table-cell table:style-name="Default"/>
          <table:table-cell/>
          <table:table-cell table:style-name="ce7" table:number-columns-repeated="2"/>
        </table:table-row>
        <table:table-row table:style-name="ro4">
          <table:table-cell/>
          <table:table-cell table:style-name="ce4"/>
          <table:table-cell/>
          <table:table-cell table:style-name="ce5"/>
          <table:table-cell table:number-columns-repeated="4"/>
          <table:table-cell table:style-name="ce7"/>
          <table:table-cell table:style-name="ce5"/>
        </table:table-row>
        <table:table-row table:style-name="ro4">
          <table:table-cell/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style-name="ce23"/>
          <table:table-cell table:style-name="ce7"/>
          <table:table-cell table:style-name="ce5"/>
        </table:table-row>
        <table:table-row table:style-name="ro4">
          <table:table-cell/>
          <table:table-cell table:style-name="ce4"/>
          <table:table-cell table:style-name="ce5" table:number-columns-repeated="3"/>
          <table:table-cell/>
          <table:table-cell table:style-name="ce5"/>
          <table:table-cell/>
          <table:table-cell table:style-name="ce7"/>
          <table:table-cell table:style-name="ce5"/>
        </table:table-row>
        <table:table-row table:style-name="ro4" table:number-rows-repeated="2">
          <table:table-cell/>
          <table:table-cell table:style-name="ce4"/>
          <table:table-cell table:number-columns-repeated="4"/>
          <table:table-cell table:style-name="ce5"/>
          <table:table-cell/>
          <table:table-cell table:style-name="ce7"/>
          <table:table-cell table:style-name="ce5"/>
        </table:table-row>
        <table:table-row table:style-name="ro4">
          <table:table-cell table:number-columns-repeated="6"/>
          <table:table-cell table:style-name="ce5"/>
          <table:table-cell/>
          <table:table-cell table:style-name="ce7"/>
          <table:table-cell table:style-name="ce5"/>
        </table:table-row>
        <table:table-row table:style-name="ro4">
          <table:table-cell/>
          <table:table-cell table:style-name="ce4"/>
          <table:table-cell table:style-name="ce5" table:number-columns-repeated="3"/>
          <table:table-cell/>
          <table:table-cell table:style-name="ce5"/>
          <table:table-cell/>
          <table:table-cell table:style-name="ce7" table:number-columns-repeated="2"/>
        </table:table-row>
        <table:table-row table:style-name="ro4" table:number-rows-repeated="7">
          <table:table-cell/>
          <table:table-cell table:style-name="ce4"/>
          <table:table-cell table:style-name="ce5" table:number-columns-repeated="3"/>
          <table:table-cell/>
          <table:table-cell table:style-name="ce5"/>
          <table:table-cell/>
          <table:table-cell table:style-name="ce7"/>
          <table:table-cell table:style-name="ce5"/>
        </table:table-row>
        <table:table-row table:style-name="ro4">
          <table:table-cell/>
          <table:table-cell table:style-name="ce4" table:number-columns-spanned="6" table:number-rows-spanned="1"/>
          <table:covered-table-cell table:number-columns-repeated="5" table:style-name="Default"/>
          <table:table-cell/>
          <table:table-cell table:style-name="ce7"/>
          <table:table-cell table:style-name="ce5"/>
        </table:table-row>
        <table:table-row table:style-name="ro4" table:number-rows-repeated="20">
          <table:table-cell table:number-columns-repeated="8"/>
          <table:table-cell table:style-name="ce7"/>
          <table:table-cell table:style-name="ce5"/>
        </table:table-row>
        <table:table-row table:style-name="ro4" table:number-rows-repeated="20">
          <table:table-cell table:number-columns-repeated="10"/>
        </table:table-row>
        <table:table-row table:style-name="ro4">
          <table:table-cell table:number-columns-repeated="6"/>
          <table:table-cell table:style-name="ce23"/>
          <table:table-cell table:number-columns-repeated="3"/>
        </table:table-row>
        <table:table-row table:style-name="ro4" table:number-rows-repeated="37">
          <table:table-cell table:number-columns-repeated="10"/>
        </table:table-row>
        <table:table-row table:style-name="ro4">
          <table:table-cell table:number-columns-repeated="6"/>
          <table:table-cell table:style-name="ce23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3"/>
          <table:table-cell table:style-name="ce23" table:number-columns-repeated="2"/>
          <table:table-cell table:number-columns-repeated="5"/>
        </table:table-row>
        <table:table-row table:style-name="ro4" table:number-rows-repeated="9">
          <table:table-cell table:number-columns-repeated="10"/>
        </table:table-row>
        <table:table-row table:style-name="ro4">
          <table:table-cell table:number-columns-repeated="5"/>
          <table:table-cell table:style-name="ce23"/>
          <table:table-cell table:number-columns-repeated="4"/>
        </table:table-row>
        <table:table-row table:style-name="ro4" table:number-rows-repeated="4">
          <table:table-cell table:number-columns-repeated="10"/>
        </table:table-row>
        <table:table-row table:style-name="ro4">
          <table:table-cell table:number-columns-repeated="3"/>
          <table:table-cell table:style-name="ce23"/>
          <table:table-cell table:number-columns-repeated="6"/>
        </table:table-row>
        <table:table-row table:style-name="ro4">
          <table:table-cell/>
          <table:table-cell table:number-columns-spanned="7" table:number-rows-spanned="1"/>
          <table:covered-table-cell table:number-columns-repeated="6" table:style-name="Default"/>
          <table:table-cell table:number-columns-repeated="2"/>
        </table:table-row>
        <table:table-row table:style-name="ro4">
          <table:table-cell/>
          <table:table-cell table:style-name="ce4"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9:05:57.789229000</meta:creation-date>
    <dc:date>2015-09-30T10:28:07.767617000</dc:date>
    <meta:editing-duration>PT1H5M47S</meta:editing-duration>
    <meta:editing-cycles>26</meta:editing-cycles>
    <meta:generator>LibreOffice/5.0.1.2$MacOSX_X86_64 LibreOffice_project/81898c9f5c0d43f3473ba111d7b351050be20261</meta:generator>
    <meta:document-statistic meta:table-count="4" meta:cell-count="2311" meta:object-count="0"/>
  </office:meta>
</office:document-meta>
</file>